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9">
            <text:p>2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53">
            <text:p>45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1">
            <text:p>53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596">
            <text:p>2459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503">
            <text:p>2650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650">
            <text:p>306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5">
            <text:p>2021-04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2 - 1)">
            <text:p>(0.72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61.625">
            <text:p>61.62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772436700927551">
            <text:p>0.007724367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2715222959002">
            <text:p>1.0271522296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93.25">
            <text:p>193.2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55014515703352">
            <text:p>0.0255014516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9052971559927">
            <text:p>1.0905297156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27.5258141849393">
            <text:p>27.5258141849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21.375">
            <text:p>-21.37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285762032085562">
            <text:p>-0.0028576203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90014334225046">
            <text:p>0.9900143342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942">
            <text:p>7942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87.25">
            <text:p>-87.25</text:p>
          </table:table-cell>
          <table:table-cell office:value-type="float" office:value="27.625">
            <text:p>27.625</text:p>
          </table:table-cell>
          <table:table-cell office:value-type="float" office:value="-46.375">
            <text:p>-46.375</text:p>
          </table:table-cell>
          <table:table-cell office:value-type="float" office:value="-0.0109858977587509">
            <text:p>-0.0109858978</text:p>
          </table:table-cell>
          <table:table-cell office:value-type="float" office:value="0.00265267908584598">
            <text:p>0.0026526791</text:p>
          </table:table-cell>
          <table:table-cell office:value-type="float" office:value="-0.00298654044307058">
            <text:p>-0.0029865404</text:p>
          </table:table-cell>
          <table:table-cell office:value-type="float" office:value="0.961785910145521">
            <text:p>0.9617859101</text:p>
          </table:table-cell>
          <table:table-cell office:value-type="float" office:value="1.00929816874487">
            <text:p>1.0092981687</text:p>
          </table:table-cell>
          <table:table-cell office:value-type="float" office:value="0.989564590519936">
            <text:p>0.9895645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931">
            <text:p>14931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1.375">
            <text:p>61.37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411057531310696">
            <text:p>0.0041105753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1442013138151">
            <text:p>1.01442013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693">
            <text:p>17693</text:p>
          </table:table-cell>
          <table:table-cell office:value-type="float" office:value="154.25">
            <text:p>154.25</text:p>
          </table:table-cell>
          <table:table-cell office:value-type="float" office:value="-55">
            <text:p>-55</text:p>
          </table:table-cell>
          <table:table-cell office:value-type="float" office:value="132.75">
            <text:p>132.75</text:p>
          </table:table-cell>
          <table:table-cell office:value-type="float" office:value="0.0204847277556441">
            <text:p>0.0204847278</text:p>
          </table:table-cell>
          <table:table-cell office:value-type="float" office:value="-0.00484069706037669">
            <text:p>-0.0048406971</text:p>
          </table:table-cell>
          <table:table-cell office:value-type="float" office:value="0.00750296727519358">
            <text:p>0.0075029673</text:p>
          </table:table-cell>
          <table:table-cell office:value-type="float" office:value="1.07251901032435">
            <text:p>1.0725190103</text:p>
          </table:table-cell>
          <table:table-cell office:value-type="float" office:value="0.983103487690821">
            <text:p>0.9831034877</text:p>
          </table:table-cell>
          <table:table-cell office:value-type="float" office:value="1.02637072271833">
            <text:p>1.0263707227</text:p>
          </table:table-cell>
          <table:table-cell office:value-type="float" office:value="34.1826682396888">
            <text:p>34.18266823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925">
            <text:p>11925</text:p>
          </table:table-cell>
          <table:table-cell office:value-type="float" office:value="16337">
            <text:p>16337</text:p>
          </table:table-cell>
          <table:table-cell office:value-type="float" office:value="-41.75">
            <text:p>-41.75</text:p>
          </table:table-cell>
          <table:table-cell office:value-type="float" office:value="176.375">
            <text:p>176.375</text:p>
          </table:table-cell>
          <table:table-cell office:value-type="float" office:value="-117.375">
            <text:p>-117.375</text:p>
          </table:table-cell>
          <table:table-cell office:value-type="float" office:value="-0.00544328552803129">
            <text:p>-0.0054432855</text:p>
          </table:table-cell>
          <table:table-cell office:value-type="float" office:value="0.01479035639413">
            <text:p>0.0147903564</text:p>
          </table:table-cell>
          <table:table-cell office:value-type="float" office:value="-0.00718461161780009">
            <text:p>-0.0071846116</text:p>
          </table:table-cell>
          <table:table-cell office:value-type="float" office:value="0.981006574192276">
            <text:p>0.9810065742</text:p>
          </table:table-cell>
          <table:table-cell office:value-type="float" office:value="1.0521950064783">
            <text:p>1.0521950065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1">
            <text:p>491</text:p>
          </table:table-cell>
          <table:table-cell office:value-type="float" office:value="7860">
            <text:p>7860</text:p>
          </table:table-cell>
          <table:table-cell office:value-type="float" office:value="10575">
            <text:p>10575</text:p>
          </table:table-cell>
          <table:table-cell office:value-type="float" office:value="15231">
            <text:p>15231</text:p>
          </table:table-cell>
          <table:table-cell office:value-type="float" office:value="-62.625">
            <text:p>-62.625</text:p>
          </table:table-cell>
          <table:table-cell office:value-type="float" office:value="405">
            <text:p>405</text:p>
          </table:table-cell>
          <table:table-cell office:value-type="float" office:value="-97.5">
            <text:p>-97.5</text:p>
          </table:table-cell>
          <table:table-cell office:value-type="float" office:value="-0.0079675572519084">
            <text:p>-0.0079675573</text:p>
          </table:table-cell>
          <table:table-cell office:value-type="float" office:value="0.0382978723404255">
            <text:p>0.0382978723</text:p>
          </table:table-cell>
          <table:table-cell office:value-type="float" office:value="-0.0064014181603309">
            <text:p>-0.0064014182</text:p>
          </table:table-cell>
          <table:table-cell office:value-type="float" office:value="0.972237974276703">
            <text:p>0.9722379743</text:p>
          </table:table-cell>
          <table:table-cell office:value-type="float" office:value="1.13691733816206">
            <text:p>1.1369173382</text:p>
          </table:table-cell>
          <table:table-cell office:value-type="float" office:value="0.97767535362159">
            <text:p>0.9776753536</text:p>
          </table:table-cell>
          <table:table-cell office:value-type="float" office:value="0">
            <text:p>0</text:p>
          </table:table-cell>
          <table:table-cell office:value-type="float" office:value="18.4432458268141">
            <text:p>18.4432458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722">
            <text:p>10722</text:p>
          </table:table-cell>
          <table:table-cell office:value-type="float" office:value="15142">
            <text:p>15142</text:p>
          </table:table-cell>
          <table:table-cell office:value-type="float" office:value="109">
            <text:p>109</text:p>
          </table:table-cell>
          <table:table-cell office:value-type="float" office:value="442.75">
            <text:p>442.75</text:p>
          </table:table-cell>
          <table:table-cell office:value-type="float" office:value="124">
            <text:p>124</text:p>
          </table:table-cell>
          <table:table-cell office:value-type="float" office:value="0.0138853503184713">
            <text:p>0.0138853503</text:p>
          </table:table-cell>
          <table:table-cell office:value-type="float" office:value="0.0412936019399366">
            <text:p>0.0412936019</text:p>
          </table:table-cell>
          <table:table-cell office:value-type="float" office:value="0.00818914278166689">
            <text:p>0.0081891428</text:p>
          </table:table-cell>
          <table:table-cell office:value-type="float" office:value="1.04897661990344">
            <text:p>1.0489766199</text:p>
          </table:table-cell>
          <table:table-cell office:value-type="float" office:value="1.14786972344968">
            <text:p>1.1478697234</text:p>
          </table:table-cell>
          <table:table-cell office:value-type="float" office:value="1.02879344137245">
            <text:p>1.0287934414</text:p>
          </table:table-cell>
          <table:table-cell office:value-type="float" office:value="0">
            <text:p>0</text:p>
          </table:table-cell>
          <table:table-cell office:value-type="float" office:value="17.1300614896698">
            <text:p>17.1300614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704">
            <text:p>10704</text:p>
          </table:table-cell>
          <table:table-cell office:value-type="float" office:value="17693">
            <text:p>17693</text:p>
          </table:table-cell>
          <table:table-cell office:value-type="float" office:value="123.5">
            <text:p>123.5</text:p>
          </table:table-cell>
          <table:table-cell office:value-type="float" office:value="150.25">
            <text:p>150.25</text:p>
          </table:table-cell>
          <table:table-cell office:value-type="float" office:value="132.75">
            <text:p>132.75</text:p>
          </table:table-cell>
          <table:table-cell office:value-type="float" office:value="0.0162201208300499">
            <text:p>0.0162201208</text:p>
          </table:table-cell>
          <table:table-cell office:value-type="float" office:value="0.0140368086696562">
            <text:p>0.0140368087</text:p>
          </table:table-cell>
          <table:table-cell office:value-type="float" office:value="0.00750296727519358">
            <text:p>0.0075029673</text:p>
          </table:table-cell>
          <table:table-cell office:value-type="float" office:value="1.05728608385187">
            <text:p>1.0572860839</text:p>
          </table:table-cell>
          <table:table-cell office:value-type="float" office:value="1.04951501305915">
            <text:p>1.0495150131</text:p>
          </table:table-cell>
          <table:table-cell office:value-type="float" office:value="1.02637072271833">
            <text:p>1.02637072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7624">
            <text:p>7624</text:p>
          </table:table-cell>
          <table:table-cell office:value-type="float" office:value="11010">
            <text:p>11010</text:p>
          </table:table-cell>
          <table:table-cell office:value-type="float" office:value="15946">
            <text:p>15946</text:p>
          </table:table-cell>
          <table:table-cell office:value-type="float" office:value="-31">
            <text:p>-31</text:p>
          </table:table-cell>
          <table:table-cell office:value-type="float" office:value="204.625">
            <text:p>204.625</text:p>
          </table:table-cell>
          <table:table-cell office:value-type="float" office:value="180.375">
            <text:p>180.375</text:p>
          </table:table-cell>
          <table:table-cell office:value-type="float" office:value="-0.00406610703043022">
            <text:p>-0.004066107</text:p>
          </table:table-cell>
          <table:table-cell office:value-type="float" office:value="0.0185853769300636">
            <text:p>0.0185853769</text:p>
          </table:table-cell>
          <table:table-cell office:value-type="float" office:value="0.011311614197918">
            <text:p>0.0113116142</text:p>
          </table:table-cell>
          <table:table-cell office:value-type="float" office:value="0.985801030517205">
            <text:p>0.9858010305</text:p>
          </table:table-cell>
          <table:table-cell office:value-type="float" office:value="1.06572583507706">
            <text:p>1.0657258351</text:p>
          </table:table-cell>
          <table:table-cell office:value-type="float" office:value="1.03984143681961">
            <text:p>1.0398414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860">
            <text:p>7860</text:p>
          </table:table-cell>
          <table:table-cell office:value-type="float" office:value="10729">
            <text:p>10729</text:p>
          </table:table-cell>
          <table:table-cell office:value-type="float" office:value="17787">
            <text:p>17787</text:p>
          </table:table-cell>
          <table:table-cell office:value-type="float" office:value="-62.625">
            <text:p>-62.625</text:p>
          </table:table-cell>
          <table:table-cell office:value-type="float" office:value="381.625">
            <text:p>381.625</text:p>
          </table:table-cell>
          <table:table-cell office:value-type="float" office:value="559.625">
            <text:p>559.625</text:p>
          </table:table-cell>
          <table:table-cell office:value-type="float" office:value="-0.0079675572519084">
            <text:p>-0.0079675573</text:p>
          </table:table-cell>
          <table:table-cell office:value-type="float" office:value="0.0355694845745177">
            <text:p>0.0355694846</text:p>
          </table:table-cell>
          <table:table-cell office:value-type="float" office:value="0.0314625850340136">
            <text:p>0.031462585</text:p>
          </table:table-cell>
          <table:table-cell office:value-type="float" office:value="0.972237974276703">
            <text:p>0.9722379743</text:p>
          </table:table-cell>
          <table:table-cell office:value-type="float" office:value="1.12697296494729">
            <text:p>1.1269729649</text:p>
          </table:table-cell>
          <table:table-cell office:value-type="float" office:value="1.11205924036281">
            <text:p>1.1120592404</text:p>
          </table:table-cell>
          <table:table-cell office:value-type="float" office:value="0">
            <text:p>0</text:p>
          </table:table-cell>
          <table:table-cell office:value-type="float" office:value="19.8316850521228">
            <text:p>19.8316850521</text:p>
          </table:table-cell>
          <table:table-cell office:value-type="float" office:value="22.3756243893873">
            <text:p>22.375624389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95">
            <text:p>8395</text:p>
          </table:table-cell>
          <table:table-cell office:value-type="float" office:value="11864">
            <text:p>11864</text:p>
          </table:table-cell>
          <table:table-cell office:value-type="float" office:value="20430">
            <text:p>20430</text:p>
          </table:table-cell>
          <table:table-cell office:value-type="float" office:value="327.25">
            <text:p>327.25</text:p>
          </table:table-cell>
          <table:table-cell office:value-type="float" office:value="354.5">
            <text:p>354.5</text:p>
          </table:table-cell>
          <table:table-cell office:value-type="float" office:value="591.5">
            <text:p>591.5</text:p>
          </table:table-cell>
          <table:table-cell office:value-type="float" office:value="0.0389815366289458">
            <text:p>0.0389815366</text:p>
          </table:table-cell>
          <table:table-cell office:value-type="float" office:value="0.0298803101820634">
            <text:p>0.0298803102</text:p>
          </table:table-cell>
          <table:table-cell office:value-type="float" office:value="0.0289525208027411">
            <text:p>0.0289525208</text:p>
          </table:table-cell>
          <table:table-cell office:value-type="float" office:value="1.1394137161893">
            <text:p>1.1394137162</text:p>
          </table:table-cell>
          <table:table-cell office:value-type="float" office:value="1.10633103819291">
            <text:p>1.1063310382</text:p>
          </table:table-cell>
          <table:table-cell office:value-type="float" office:value="1.10297678979283">
            <text:p>1.1029767898</text:p>
          </table:table-cell>
          <table:table-cell office:value-type="float" office:value="18.12578746751">
            <text:p>18.1257874675</text:p>
          </table:table-cell>
          <table:table-cell office:value-type="float" office:value="23.5423289388787">
            <text:p>23.5423289389</text:p>
          </table:table-cell>
          <table:table-cell office:value-type="float" office:value="24.2857481611712">
            <text:p>24.285748161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214">
            <text:p>8214</text:p>
          </table:table-cell>
          <table:table-cell office:value-type="float" office:value="12762">
            <text:p>12762</text:p>
          </table:table-cell>
          <table:table-cell office:value-type="float" office:value="18933">
            <text:p>18933</text:p>
          </table:table-cell>
          <table:table-cell office:value-type="float" office:value="87.25">
            <text:p>87.25</text:p>
          </table:table-cell>
          <table:table-cell office:value-type="float" office:value="123.125">
            <text:p>123.125</text:p>
          </table:table-cell>
          <table:table-cell office:value-type="float" office:value="849.5">
            <text:p>849.5</text:p>
          </table:table-cell>
          <table:table-cell office:value-type="float" office:value="0.0106221085950816">
            <text:p>0.0106221086</text:p>
          </table:table-cell>
          <table:table-cell office:value-type="float" office:value="0.00964778247923523">
            <text:p>0.0096477825</text:p>
          </table:table-cell>
          <table:table-cell office:value-type="float" office:value="0.0448687476892199">
            <text:p>0.0448687477</text:p>
          </table:table-cell>
          <table:table-cell office:value-type="float" office:value="1.03739852529716">
            <text:p>1.0373985253</text:p>
          </table:table-cell>
          <table:table-cell office:value-type="float" office:value="1.03394967490259">
            <text:p>1.0339496749</text:p>
          </table:table-cell>
          <table:table-cell office:value-type="float" office:value="1.1609864977699">
            <text:p>1.1609864978</text:p>
          </table:table-cell>
          <table:table-cell table:number-columns-repeated="2" office:value-type="float" office:value="0">
            <text:p>0</text:p>
          </table:table-cell>
          <table:table-cell office:value-type="float" office:value="15.7923675110187">
            <text:p>15.7923675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94">
            <text:p>294</text:p>
          </table:table-cell>
          <table:table-cell office:value-type="float" office:value="8715">
            <text:p>8715</text:p>
          </table:table-cell>
          <table:table-cell office:value-type="float" office:value="11895">
            <text:p>11895</text:p>
          </table:table-cell>
          <table:table-cell office:value-type="float" office:value="18417">
            <text:p>18417</text:p>
          </table:table-cell>
          <table:table-cell office:value-type="float" office:value="188.25">
            <text:p>188.25</text:p>
          </table:table-cell>
          <table:table-cell office:value-type="float" office:value="176.25">
            <text:p>176.25</text:p>
          </table:table-cell>
          <table:table-cell office:value-type="float" office:value="1049.875">
            <text:p>1049.875</text:p>
          </table:table-cell>
          <table:table-cell office:value-type="float" office:value="0.0216006884681583">
            <text:p>0.0216006885</text:p>
          </table:table-cell>
          <table:table-cell office:value-type="float" office:value="0.0148171500630517">
            <text:p>0.0148171501</text:p>
          </table:table-cell>
          <table:table-cell office:value-type="float" office:value="0.0570057555519357">
            <text:p>0.0570057556</text:p>
          </table:table-cell>
          <table:table-cell office:value-type="float" office:value="1.07651692553346">
            <text:p>1.0765169255</text:p>
          </table:table-cell>
          <table:table-cell office:value-type="float" office:value="1.05229033917522">
            <text:p>1.0522903392</text:p>
          </table:table-cell>
          <table:table-cell office:value-type="float" office:value="1.20588947051723">
            <text:p>1.2058894705</text:p>
          </table:table-cell>
          <table:table-cell office:value-type="float" office:value="32.4344636342666">
            <text:p>32.4344636343</text:p>
          </table:table-cell>
          <table:table-cell office:value-type="float" office:value="0">
            <text:p>0</text:p>
          </table:table-cell>
          <table:table-cell office:value-type="float" office:value="12.5026204822307">
            <text:p>12.502620482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493">
            <text:p>8493</text:p>
          </table:table-cell>
          <table:table-cell office:value-type="float" office:value="13130">
            <text:p>13130</text:p>
          </table:table-cell>
          <table:table-cell office:value-type="float" office:value="18964">
            <text:p>18964</text:p>
          </table:table-cell>
          <table:table-cell office:value-type="float" office:value="285.875">
            <text:p>285.875</text:p>
          </table:table-cell>
          <table:table-cell office:value-type="float" office:value="410.125">
            <text:p>410.125</text:p>
          </table:table-cell>
          <table:table-cell office:value-type="float" office:value="1090.125">
            <text:p>1090.125</text:p>
          </table:table-cell>
          <table:table-cell office:value-type="float" office:value="0.0336600730012952">
            <text:p>0.033660073</text:p>
          </table:table-cell>
          <table:table-cell office:value-type="float" office:value="0.0312357197258187">
            <text:p>0.0312357197</text:p>
          </table:table-cell>
          <table:table-cell office:value-type="float" office:value="0.0574839168951698">
            <text:p>0.0574839169</text:p>
          </table:table-cell>
          <table:table-cell office:value-type="float" office:value="1.12003093651286">
            <text:p>1.1200309365</text:p>
          </table:table-cell>
          <table:table-cell office:value-type="float" office:value="1.11123733260647">
            <text:p>1.1112373326</text:p>
          </table:table-cell>
          <table:table-cell office:value-type="float" office:value="1.20767033450825">
            <text:p>1.2076703345</text:p>
          </table:table-cell>
          <table:table-cell office:value-type="float" office:value="20.937224548186">
            <text:p>20.9372245482</text:p>
          </table:table-cell>
          <table:table-cell office:value-type="float" office:value="22.5356472810302">
            <text:p>22.535647281</text:p>
          </table:table-cell>
          <table:table-cell office:value-type="float" office:value="12.4014515870958">
            <text:p>12.401451587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395">
            <text:p>8395</text:p>
          </table:table-cell>
          <table:table-cell office:value-type="float" office:value="14164">
            <text:p>14164</text:p>
          </table:table-cell>
          <table:table-cell office:value-type="float" office:value="19660">
            <text:p>19660</text:p>
          </table:table-cell>
          <table:table-cell office:value-type="float" office:value="327.25">
            <text:p>327.25</text:p>
          </table:table-cell>
          <table:table-cell office:value-type="float" office:value="525.375">
            <text:p>525.375</text:p>
          </table:table-cell>
          <table:table-cell office:value-type="float" office:value="658">
            <text:p>658</text:p>
          </table:table-cell>
          <table:table-cell office:value-type="float" office:value="0.0389815366289458">
            <text:p>0.0389815366</text:p>
          </table:table-cell>
          <table:table-cell office:value-type="float" office:value="0.0370922761931658">
            <text:p>0.0370922762</text:p>
          </table:table-cell>
          <table:table-cell office:value-type="float" office:value="0.0334689725330621">
            <text:p>0.0334689725</text:p>
          </table:table-cell>
          <table:table-cell office:value-type="float" office:value="1.1394137161893">
            <text:p>1.1394137162</text:p>
          </table:table-cell>
          <table:table-cell office:value-type="float" office:value="1.13251960710433">
            <text:p>1.1325196071</text:p>
          </table:table-cell>
          <table:table-cell office:value-type="float" office:value="1.11933694122566">
            <text:p>1.1193369412</text:p>
          </table:table-cell>
          <table:table-cell office:value-type="float" office:value="18.12578746751">
            <text:p>18.1257874675</text:p>
          </table:table-cell>
          <table:table-cell office:value-type="float" office:value="19.0315727433053">
            <text:p>19.0315727433</text:p>
          </table:table-cell>
          <table:table-cell office:value-type="float" office:value="21.0548142319543">
            <text:p>21.05481423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8368">
            <text:p>8368</text:p>
          </table:table-cell>
          <table:table-cell office:value-type="float" office:value="14050">
            <text:p>14050</text:p>
          </table:table-cell>
          <table:table-cell office:value-type="float" office:value="21267">
            <text:p>21267</text:p>
          </table:table-cell>
          <table:table-cell office:value-type="float" office:value="110.75">
            <text:p>110.75</text:p>
          </table:table-cell>
          <table:table-cell office:value-type="float" office:value="627">
            <text:p>627</text:p>
          </table:table-cell>
          <table:table-cell office:value-type="float" office:value="811.25">
            <text:p>811.25</text:p>
          </table:table-cell>
          <table:table-cell office:value-type="float" office:value="0.0132349426386233">
            <text:p>0.0132349426</text:p>
          </table:table-cell>
          <table:table-cell office:value-type="float" office:value="0.044626334519573">
            <text:p>0.0446263345</text:p>
          </table:table-cell>
          <table:table-cell office:value-type="float" office:value="0.0381459538251752">
            <text:p>0.0381459538</text:p>
          </table:table-cell>
          <table:table-cell office:value-type="float" office:value="1.04666562010021">
            <text:p>1.0466656201</text:p>
          </table:table-cell>
          <table:table-cell office:value-type="float" office:value="1.16009552989451">
            <text:p>1.1600955299</text:p>
          </table:table-cell>
          <table:table-cell office:value-type="float" office:value="1.13636286142285">
            <text:p>1.1363628614</text:p>
          </table:table-cell>
          <table:table-cell office:value-type="float" office:value="0">
            <text:p>0</text:p>
          </table:table-cell>
          <table:table-cell office:value-type="float" office:value="15.8762972470046">
            <text:p>15.876297247</text:p>
          </table:table-cell>
          <table:table-cell office:value-type="float" office:value="18.5153339902668">
            <text:p>18.515333990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595">
            <text:p>8595</text:p>
          </table:table-cell>
          <table:table-cell office:value-type="float" office:value="14250">
            <text:p>14250</text:p>
          </table:table-cell>
          <table:table-cell office:value-type="float" office:value="24078">
            <text:p>24078</text:p>
          </table:table-cell>
          <table:table-cell office:value-type="float" office:value="75">
            <text:p>75</text:p>
          </table:table-cell>
          <table:table-cell office:value-type="float" office:value="566.25">
            <text:p>566.25</text:p>
          </table:table-cell>
          <table:table-cell office:value-type="float" office:value="931.25">
            <text:p>931.25</text:p>
          </table:table-cell>
          <table:table-cell office:value-type="float" office:value="0.0087260034904014">
            <text:p>0.0087260035</text:p>
          </table:table-cell>
          <table:table-cell office:value-type="float" office:value="0.0397368421052632">
            <text:p>0.0397368421</text:p>
          </table:table-cell>
          <table:table-cell office:value-type="float" office:value="0.0386763850818174">
            <text:p>0.0386763851</text:p>
          </table:table-cell>
          <table:table-cell office:value-type="float" office:value="1.03069025276476">
            <text:p>1.0306902528</text:p>
          </table:table-cell>
          <table:table-cell office:value-type="float" office:value="1.1421738199446">
            <text:p>1.1421738199</text:p>
          </table:table-cell>
          <table:table-cell office:value-type="float" office:value="1.13829923880184">
            <text:p>1.1382992388</text:p>
          </table:table-cell>
          <table:table-cell office:value-type="float" office:value="0">
            <text:p>0</text:p>
          </table:table-cell>
          <table:table-cell office:value-type="float" office:value="17.7877617688001">
            <text:p>17.7877617688</text:p>
          </table:table-cell>
          <table:table-cell office:value-type="float" office:value="18.266097499805">
            <text:p>18.266097499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10322">
            <text:p>10322</text:p>
          </table:table-cell>
          <table:table-cell office:value-type="float" office:value="15485">
            <text:p>15485</text:p>
          </table:table-cell>
          <table:table-cell office:value-type="float" office:value="26223">
            <text:p>26223</text:p>
          </table:table-cell>
          <table:table-cell office:value-type="float" office:value="269">
            <text:p>269</text:p>
          </table:table-cell>
          <table:table-cell office:value-type="float" office:value="579.625">
            <text:p>579.625</text:p>
          </table:table-cell>
          <table:table-cell office:value-type="float" office:value="925.75">
            <text:p>925.75</text:p>
          </table:table-cell>
          <table:table-cell office:value-type="float" office:value="0.0260608409223019">
            <text:p>0.0260608409</text:p>
          </table:table-cell>
          <table:table-cell office:value-type="float" office:value="0.037431385211495">
            <text:p>0.0374313852</text:p>
          </table:table-cell>
          <table:table-cell office:value-type="float" office:value="0.0353029783014911">
            <text:p>0.0353029783</text:p>
          </table:table-cell>
          <table:table-cell office:value-type="float" office:value="1.09254411139003">
            <text:p>1.0925441114</text:p>
          </table:table-cell>
          <table:table-cell office:value-type="float" office:value="1.13375602109398">
            <text:p>1.1337560211</text:p>
          </table:table-cell>
          <table:table-cell office:value-type="float" office:value="1.12600317259805">
            <text:p>1.1260031726</text:p>
          </table:table-cell>
          <table:table-cell office:value-type="float" office:value="26.9423559474152">
            <text:p>26.9423559474</text:p>
          </table:table-cell>
          <table:table-cell office:value-type="float" office:value="18.8622583596782">
            <text:p>18.8622583597</text:p>
          </table:table-cell>
          <table:table-cell office:value-type="float" office:value="19.9788105225878">
            <text:p>19.978810522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11360">
            <text:p>11360</text:p>
          </table:table-cell>
          <table:table-cell office:value-type="float" office:value="15450">
            <text:p>15450</text:p>
          </table:table-cell>
          <table:table-cell office:value-type="float" office:value="25832">
            <text:p>25832</text:p>
          </table:table-cell>
          <table:table-cell office:value-type="float" office:value="494.625">
            <text:p>494.625</text:p>
          </table:table-cell>
          <table:table-cell office:value-type="float" office:value="603.25">
            <text:p>603.25</text:p>
          </table:table-cell>
          <table:table-cell office:value-type="float" office:value="891.625">
            <text:p>891.625</text:p>
          </table:table-cell>
          <table:table-cell office:value-type="float" office:value="0.0435409330985915">
            <text:p>0.0435409331</text:p>
          </table:table-cell>
          <table:table-cell office:value-type="float" office:value="0.0390453074433657">
            <text:p>0.0390453074</text:p>
          </table:table-cell>
          <table:table-cell office:value-type="float" office:value="0.0345162976153608">
            <text:p>0.0345162976</text:p>
          </table:table-cell>
          <table:table-cell office:value-type="float" office:value="1.15610905904106">
            <text:p>1.156109059</text:p>
          </table:table-cell>
          <table:table-cell office:value-type="float" office:value="1.13964666667714">
            <text:p>1.1396466667</text:p>
          </table:table-cell>
          <table:table-cell office:value-type="float" office:value="1.12314213626386">
            <text:p>1.1231421363</text:p>
          </table:table-cell>
          <table:table-cell office:value-type="float" office:value="16.2635497556726">
            <text:p>16.2635497557</text:p>
          </table:table-cell>
          <table:table-cell office:value-type="float" office:value="18.0967423838248">
            <text:p>18.0967423838</text:p>
          </table:table-cell>
          <table:table-cell office:value-type="float" office:value="20.4263496450594">
            <text:p>20.426349645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21">
            <text:p>621</text:p>
          </table:table-cell>
          <table:table-cell table:number-columns-repeated="2" office:value-type="float" office:value="314">
            <text:p>314</text:p>
          </table:table-cell>
          <table:table-cell office:value-type="float" office:value="11090">
            <text:p>11090</text:p>
          </table:table-cell>
          <table:table-cell office:value-type="float" office:value="15655">
            <text:p>15655</text:p>
          </table:table-cell>
          <table:table-cell office:value-type="float" office:value="25263">
            <text:p>25263</text:p>
          </table:table-cell>
          <table:table-cell office:value-type="float" office:value="412">
            <text:p>412</text:p>
          </table:table-cell>
          <table:table-cell office:value-type="float" office:value="424.75">
            <text:p>424.75</text:p>
          </table:table-cell>
          <table:table-cell office:value-type="float" office:value="936.625">
            <text:p>936.625</text:p>
          </table:table-cell>
          <table:table-cell office:value-type="float" office:value="0.0371505861136159">
            <text:p>0.0371505861</text:p>
          </table:table-cell>
          <table:table-cell office:value-type="float" office:value="0.027131906739061">
            <text:p>0.0271319067</text:p>
          </table:table-cell>
          <table:table-cell office:value-type="float" office:value="0.037074971301904">
            <text:p>0.0370749713</text:p>
          </table:table-cell>
          <table:table-cell office:value-type="float" office:value="1.13273217685288">
            <text:p>1.1327321769</text:p>
          </table:table-cell>
          <table:table-cell office:value-type="float" office:value="1.09640450869878">
            <text:p>1.0964045087</text:p>
          </table:table-cell>
          <table:table-cell office:value-type="float" office:value="1.13245652441086">
            <text:p>1.1324565244</text:p>
          </table:table-cell>
          <table:table-cell office:value-type="float" office:value="19.0022390440031">
            <text:p>19.002239044</text:p>
          </table:table-cell>
          <table:table-cell office:value-type="float" office:value="25.89233538306">
            <text:p>25.8923353831</text:p>
          </table:table-cell>
          <table:table-cell office:value-type="float" office:value="19.0402959871314">
            <text:p>19.04029598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10212">
            <text:p>10212</text:p>
          </table:table-cell>
          <table:table-cell office:value-type="float" office:value="17276">
            <text:p>17276</text:p>
          </table:table-cell>
          <table:table-cell office:value-type="float" office:value="25303">
            <text:p>25303</text:p>
          </table:table-cell>
          <table:table-cell office:value-type="float" office:value="546.5">
            <text:p>546.5</text:p>
          </table:table-cell>
          <table:table-cell office:value-type="float" office:value="1019.25">
            <text:p>1019.25</text:p>
          </table:table-cell>
          <table:table-cell office:value-type="float" office:value="826.75">
            <text:p>826.75</text:p>
          </table:table-cell>
          <table:table-cell office:value-type="float" office:value="0.0535154719937329">
            <text:p>0.053515472</text:p>
          </table:table-cell>
          <table:table-cell office:value-type="float" office:value="0.0589980319518407">
            <text:p>0.058998032</text:p>
          </table:table-cell>
          <table:table-cell office:value-type="float" office:value="0.0326739912263368">
            <text:p>0.0326739912</text:p>
          </table:table-cell>
          <table:table-cell office:value-type="float" office:value="1.19291740723378">
            <text:p>1.1929174072</text:p>
          </table:table-cell>
          <table:table-cell office:value-type="float" office:value="1.21331541666886">
            <text:p>1.2133154167</text:p>
          </table:table-cell>
          <table:table-cell office:value-type="float" office:value="1.11645144510939">
            <text:p>1.1164514451</text:p>
          </table:table-cell>
          <table:table-cell office:value-type="float" office:value="13.2958387454461">
            <text:p>13.2958387454</text:p>
          </table:table-cell>
          <table:table-cell office:value-type="float" office:value="12.0919118476179">
            <text:p>12.0919118476</text:p>
          </table:table-cell>
          <table:table-cell office:value-type="float" office:value="21.5587510811741">
            <text:p>21.55875108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720">
            <text:p>10720</text:p>
          </table:table-cell>
          <table:table-cell office:value-type="float" office:value="18400">
            <text:p>18400</text:p>
          </table:table-cell>
          <table:table-cell office:value-type="float" office:value="26829">
            <text:p>26829</text:p>
          </table:table-cell>
          <table:table-cell office:value-type="float" office:value="544.125">
            <text:p>544.125</text:p>
          </table:table-cell>
          <table:table-cell office:value-type="float" office:value="956.625">
            <text:p>956.625</text:p>
          </table:table-cell>
          <table:table-cell office:value-type="float" office:value="764.125">
            <text:p>764.125</text:p>
          </table:table-cell>
          <table:table-cell office:value-type="float" office:value="0.0507579291044776">
            <text:p>0.0507579291</text:p>
          </table:table-cell>
          <table:table-cell office:value-type="float" office:value="0.0519904891304348">
            <text:p>0.0519904891</text:p>
          </table:table-cell>
          <table:table-cell office:value-type="float" office:value="0.0284813075403481">
            <text:p>0.0284813075</text:p>
          </table:table-cell>
          <table:table-cell office:value-type="float" office:value="1.18270243190494">
            <text:p>1.1827024319</text:p>
          </table:table-cell>
          <table:table-cell office:value-type="float" office:value="1.18726461343816">
            <text:p>1.1872646134</text:p>
          </table:table-cell>
          <table:table-cell office:value-type="float" office:value="1.10127449875447">
            <text:p>1.1012744988</text:p>
          </table:table-cell>
          <table:table-cell office:value-type="float" office:value="13.9996527365834">
            <text:p>13.9996527366</text:p>
          </table:table-cell>
          <table:table-cell office:value-type="float" office:value="13.6758380367785">
            <text:p>13.6758380368</text:p>
          </table:table-cell>
          <table:table-cell office:value-type="float" office:value="24.6818671565136">
            <text:p>24.681867156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762">
            <text:p>10762</text:p>
          </table:table-cell>
          <table:table-cell office:value-type="float" office:value="18365">
            <text:p>18365</text:p>
          </table:table-cell>
          <table:table-cell office:value-type="float" office:value="28419">
            <text:p>28419</text:p>
          </table:table-cell>
          <table:table-cell office:value-type="float" office:value="290.625">
            <text:p>290.625</text:p>
          </table:table-cell>
          <table:table-cell office:value-type="float" office:value="545.25">
            <text:p>545.25</text:p>
          </table:table-cell>
          <table:table-cell office:value-type="float" office:value="510">
            <text:p>510</text:p>
          </table:table-cell>
          <table:table-cell office:value-type="float" office:value="0.027004738896116">
            <text:p>0.0270047389</text:p>
          </table:table-cell>
          <table:table-cell office:value-type="float" office:value="0.0296896270078955">
            <text:p>0.029689627</text:p>
          </table:table-cell>
          <table:table-cell office:value-type="float" office:value="0.0179457405257046">
            <text:p>0.0179457405</text:p>
          </table:table-cell>
          <table:table-cell office:value-type="float" office:value="1.09594592774519">
            <text:p>1.0959459277</text:p>
          </table:table-cell>
          <table:table-cell office:value-type="float" office:value="1.1056413834733">
            <text:p>1.1056413835</text:p>
          </table:table-cell>
          <table:table-cell office:value-type="float" office:value="1.06344130906188">
            <text:p>1.0634413091</text:p>
          </table:table-cell>
          <table:table-cell office:value-type="float" office:value="26.0126471995944">
            <text:p>26.0126471996</text:p>
          </table:table-cell>
          <table:table-cell office:value-type="float" office:value="23.6913265021963">
            <text:p>23.6913265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448">
            <text:p>18448</text:p>
          </table:table-cell>
          <table:table-cell office:value-type="float" office:value="29142">
            <text:p>29142</text:p>
          </table:table-cell>
          <table:table-cell office:value-type="float" office:value="332">
            <text:p>332</text:p>
          </table:table-cell>
          <table:table-cell office:value-type="float" office:value="657.75">
            <text:p>657.75</text:p>
          </table:table-cell>
          <table:table-cell office:value-type="float" office:value="318.125">
            <text:p>318.125</text:p>
          </table:table-cell>
          <table:table-cell office:value-type="float" office:value="0.0278663756924626">
            <text:p>0.0278663757</text:p>
          </table:table-cell>
          <table:table-cell office:value-type="float" office:value="0.0356542714657415">
            <text:p>0.0356542715</text:p>
          </table:table-cell>
          <table:table-cell office:value-type="float" office:value="0.0109163749914213">
            <text:p>0.010916375</text:p>
          </table:table-cell>
          <table:table-cell office:value-type="float" office:value="1.09905432331632">
            <text:p>1.0990543233</text:p>
          </table:table-cell>
          <table:table-cell office:value-type="float" office:value="1.12728155519465">
            <text:p>1.1272815552</text:p>
          </table:table-cell>
          <table:table-cell office:value-type="float" office:value="1.03844088026616">
            <text:p>1.0384408803</text:p>
          </table:table-cell>
          <table:table-cell office:value-type="float" office:value="25.2189483814537">
            <text:p>25.2189483815</text:p>
          </table:table-cell>
          <table:table-cell office:value-type="float" office:value="19.7853393625251">
            <text:p>19.7853393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2967">
            <text:p>12967</text:p>
          </table:table-cell>
          <table:table-cell office:value-type="float" office:value="18332">
            <text:p>18332</text:p>
          </table:table-cell>
          <table:table-cell office:value-type="float" office:value="31037">
            <text:p>31037</text:p>
          </table:table-cell>
          <table:table-cell office:value-type="float" office:value="449">
            <text:p>449</text:p>
          </table:table-cell>
          <table:table-cell office:value-type="float" office:value="375.75">
            <text:p>375.75</text:p>
          </table:table-cell>
          <table:table-cell office:value-type="float" office:value="746.75">
            <text:p>746.75</text:p>
          </table:table-cell>
          <table:table-cell office:value-type="float" office:value="0.0346263592195573">
            <text:p>0.0346263592</text:p>
          </table:table-cell>
          <table:table-cell office:value-type="float" office:value="0.0204969452323805">
            <text:p>0.0204969452</text:p>
          </table:table-cell>
          <table:table-cell office:value-type="float" office:value="0.0240599929116861">
            <text:p>0.0240599929</text:p>
          </table:table-cell>
          <table:table-cell office:value-type="float" office:value="1.12354226738394">
            <text:p>1.1235422674</text:p>
          </table:table-cell>
          <table:table-cell office:value-type="float" office:value="1.0725627528505">
            <text:p>1.0725627529</text:p>
          </table:table-cell>
          <table:table-cell office:value-type="float" office:value="1.08534458637837">
            <text:p>1.0853445864</text:p>
          </table:table-cell>
          <table:table-cell office:value-type="float" office:value="20.3625127038435">
            <text:p>20.3625127038</text:p>
          </table:table-cell>
          <table:table-cell office:value-type="float" office:value="34.1624983959013">
            <text:p>34.1624983959</text:p>
          </table:table-cell>
          <table:table-cell office:value-type="float" office:value="29.1543185353222">
            <text:p>29.154318535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407">
            <text:p>407</text:p>
          </table:table-cell>
          <table:table-cell office:value-type="float" office:value="14675">
            <text:p>14675</text:p>
          </table:table-cell>
          <table:table-cell office:value-type="float" office:value="19666">
            <text:p>19666</text:p>
          </table:table-cell>
          <table:table-cell office:value-type="float" office:value="31921">
            <text:p>31921</text:p>
          </table:table-cell>
          <table:table-cell office:value-type="float" office:value="511.875">
            <text:p>511.875</text:p>
          </table:table-cell>
          <table:table-cell office:value-type="float" office:value="699.75">
            <text:p>699.75</text:p>
          </table:table-cell>
          <table:table-cell office:value-type="float" office:value="639">
            <text:p>639</text:p>
          </table:table-cell>
          <table:table-cell office:value-type="float" office:value="0.0348807495741056">
            <text:p>0.0348807496</text:p>
          </table:table-cell>
          <table:table-cell office:value-type="float" office:value="0.0355817146343944">
            <text:p>0.0355817146</text:p>
          </table:table-cell>
          <table:table-cell office:value-type="float" office:value="0.0200181698568341">
            <text:p>0.0200181699</text:p>
          </table:table-cell>
          <table:table-cell office:value-type="float" office:value="1.12446729022344">
            <text:p>1.1244672902</text:p>
          </table:table-cell>
          <table:table-cell office:value-type="float" office:value="1.12701747571637">
            <text:p>1.1270174757</text:p>
          </table:table-cell>
          <table:table-cell office:value-type="float" office:value="1.07084901966278">
            <text:p>1.0708490197</text:p>
          </table:table-cell>
          <table:table-cell office:value-type="float" office:value="20.2165050235366">
            <text:p>20.2165050235</text:p>
          </table:table-cell>
          <table:table-cell office:value-type="float" office:value="19.8249863012606">
            <text:p>19.8249863013</text:p>
          </table:table-cell>
          <table:table-cell office:value-type="float" office:value="34.9713303684416">
            <text:p>34.97133036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4230">
            <text:p>14230</text:p>
          </table:table-cell>
          <table:table-cell office:value-type="float" office:value="19930">
            <text:p>19930</text:p>
          </table:table-cell>
          <table:table-cell office:value-type="float" office:value="30027">
            <text:p>30027</text:p>
          </table:table-cell>
          <table:table-cell office:value-type="float" office:value="579.125">
            <text:p>579.125</text:p>
          </table:table-cell>
          <table:table-cell office:value-type="float" office:value="294.875">
            <text:p>294.875</text:p>
          </table:table-cell>
          <table:table-cell office:value-type="float" office:value="717.125">
            <text:p>717.125</text:p>
          </table:table-cell>
          <table:table-cell office:value-type="float" office:value="0.0406974701335207">
            <text:p>0.0406974701</text:p>
          </table:table-cell>
          <table:table-cell office:value-type="float" office:value="0.014795534370296">
            <text:p>0.0147955344</text:p>
          </table:table-cell>
          <table:table-cell office:value-type="float" office:value="0.0238826722616312">
            <text:p>0.0238826723</text:p>
          </table:table-cell>
          <table:table-cell office:value-type="float" office:value="1.14568746225485">
            <text:p>1.1456874623</text:p>
          </table:table-cell>
          <table:table-cell office:value-type="float" office:value="1.05221342965715">
            <text:p>1.0522134297</text:p>
          </table:table-cell>
          <table:table-cell office:value-type="float" office:value="1.08470730170305">
            <text:p>1.0847073017</text:p>
          </table:table-cell>
          <table:table-cell office:value-type="float" office:value="17.3759713777512">
            <text:p>17.3759713778</text:p>
          </table:table-cell>
          <table:table-cell office:value-type="float" office:value="0">
            <text:p>0</text:p>
          </table:table-cell>
          <table:table-cell office:value-type="float" office:value="29.3682263594088">
            <text:p>29.368226359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752">
            <text:p>13752</text:p>
          </table:table-cell>
          <table:table-cell office:value-type="float" office:value="20138">
            <text:p>20138</text:p>
          </table:table-cell>
          <table:table-cell office:value-type="float" office:value="27959">
            <text:p>27959</text:p>
          </table:table-cell>
          <table:table-cell office:value-type="float" office:value="481.25">
            <text:p>481.25</text:p>
          </table:table-cell>
          <table:table-cell office:value-type="float" office:value="884.25">
            <text:p>884.25</text:p>
          </table:table-cell>
          <table:table-cell office:value-type="float" office:value="387.625">
            <text:p>387.625</text:p>
          </table:table-cell>
          <table:table-cell office:value-type="float" office:value="0.0349949098312973">
            <text:p>0.0349949098</text:p>
          </table:table-cell>
          <table:table-cell office:value-type="float" office:value="0.0439095242824511">
            <text:p>0.0439095243</text:p>
          </table:table-cell>
          <table:table-cell office:value-type="float" office:value="0.0138640509317214">
            <text:p>0.0138640509</text:p>
          </table:table-cell>
          <table:table-cell office:value-type="float" office:value="1.12488248608918">
            <text:p>1.1248824861</text:p>
          </table:table-cell>
          <table:table-cell office:value-type="float" office:value="1.15746230578109">
            <text:p>1.1574623058</text:p>
          </table:table-cell>
          <table:table-cell office:value-type="float" office:value="1.04890091360117">
            <text:p>1.0489009136</text:p>
          </table:table-cell>
          <table:table-cell office:value-type="float" office:value="20.1516725797211">
            <text:p>20.1516725797</text:p>
          </table:table-cell>
          <table:table-cell office:value-type="float" office:value="16.1298962904176">
            <text:p>16.1298962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3804">
            <text:p>13804</text:p>
          </table:table-cell>
          <table:table-cell office:value-type="float" office:value="21765">
            <text:p>21765</text:p>
          </table:table-cell>
          <table:table-cell office:value-type="float" office:value="31068">
            <text:p>31068</text:p>
          </table:table-cell>
          <table:table-cell office:value-type="float" office:value="497.25">
            <text:p>497.25</text:p>
          </table:table-cell>
          <table:table-cell office:value-type="float" office:value="467.875">
            <text:p>467.875</text:p>
          </table:table-cell>
          <table:table-cell office:value-type="float" office:value="1204.25">
            <text:p>1204.25</text:p>
          </table:table-cell>
          <table:table-cell office:value-type="float" office:value="0.0360221674876847">
            <text:p>0.0360221675</text:p>
          </table:table-cell>
          <table:table-cell office:value-type="float" office:value="0.0214966689639329">
            <text:p>0.021496669</text:p>
          </table:table-cell>
          <table:table-cell office:value-type="float" office:value="0.0387617484228145">
            <text:p>0.0387617484</text:p>
          </table:table-cell>
          <table:table-cell office:value-type="float" office:value="1.1286208754459">
            <text:p>1.1286208754</text:p>
          </table:table-cell>
          <table:table-cell office:value-type="float" office:value="1.07614407065579">
            <text:p>1.0761440707</text:p>
          </table:table-cell>
          <table:table-cell office:value-type="float" office:value="1.13861096683581">
            <text:p>1.1386109668</text:p>
          </table:table-cell>
          <table:table-cell office:value-type="float" office:value="19.5867691898056">
            <text:p>19.5867691898</text:p>
          </table:table-cell>
          <table:table-cell office:value-type="float" office:value="32.5897444945536">
            <text:p>32.5897444946</text:p>
          </table:table-cell>
          <table:table-cell office:value-type="float" office:value="18.2266245248994">
            <text:p>18.226624524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173">
            <text:p>22173</text:p>
          </table:table-cell>
          <table:table-cell office:value-type="float" office:value="32722">
            <text:p>32722</text:p>
          </table:table-cell>
          <table:table-cell office:value-type="float" office:value="270">
            <text:p>270</text:p>
          </table:table-cell>
          <table:table-cell office:value-type="float" office:value="518">
            <text:p>518</text:p>
          </table:table-cell>
          <table:table-cell office:value-type="float" office:value="1093.25">
            <text:p>1093.25</text:p>
          </table:table-cell>
          <table:table-cell office:value-type="float" office:value="0.0182247721903476">
            <text:p>0.0182247722</text:p>
          </table:table-cell>
          <table:table-cell office:value-type="float" office:value="0.0233617462679836">
            <text:p>0.0233617463</text:p>
          </table:table-cell>
          <table:table-cell office:value-type="float" office:value="0.0334102438726239">
            <text:p>0.0334102439</text:p>
          </table:table-cell>
          <table:table-cell office:value-type="float" office:value="1.06443770161614">
            <text:p>1.0644377016</text:p>
          </table:table-cell>
          <table:table-cell office:value-type="float" office:value="1.08283582346777">
            <text:p>1.0828358235</text:p>
          </table:table-cell>
          <table:table-cell office:value-type="float" office:value="1.11912369256962">
            <text:p>1.1191236926</text:p>
          </table:table-cell>
          <table:table-cell office:value-type="float" office:value="0">
            <text:p>0</text:p>
          </table:table-cell>
          <table:table-cell office:value-type="float" office:value="30.0154181410637">
            <text:p>30.0154181411</text:p>
          </table:table-cell>
          <table:table-cell office:value-type="float" office:value="21.0912218851894">
            <text:p>21.091221885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145">
            <text:p>15145</text:p>
          </table:table-cell>
          <table:table-cell office:value-type="float" office:value="20966">
            <text:p>20966</text:p>
          </table:table-cell>
          <table:table-cell office:value-type="float" office:value="34396">
            <text:p>34396</text:p>
          </table:table-cell>
          <table:table-cell office:value-type="float" office:value="171.75">
            <text:p>171.75</text:p>
          </table:table-cell>
          <table:table-cell office:value-type="float" office:value="533.25">
            <text:p>533.25</text:p>
          </table:table-cell>
          <table:table-cell office:value-type="float" office:value="1539.25">
            <text:p>1539.25</text:p>
          </table:table-cell>
          <table:table-cell office:value-type="float" office:value="0.0113403763618356">
            <text:p>0.0113403764</text:p>
          </table:table-cell>
          <table:table-cell office:value-type="float" office:value="0.0254340360583802">
            <text:p>0.0254340361</text:p>
          </table:table-cell>
          <table:table-cell office:value-type="float" office:value="0.0447508431212932">
            <text:p>0.0447508431</text:p>
          </table:table-cell>
          <table:table-cell office:value-type="float" office:value="1.03994338137304">
            <text:p>1.0399433814</text:p>
          </table:table-cell>
          <table:table-cell office:value-type="float" office:value="1.09028703097716">
            <text:p>1.090287031</text:p>
          </table:table-cell>
          <table:table-cell office:value-type="float" office:value="1.16055312132626">
            <text:p>1.1605531213</text:p>
          </table:table-cell>
          <table:table-cell office:value-type="float" office:value="0">
            <text:p>0</text:p>
          </table:table-cell>
          <table:table-cell office:value-type="float" office:value="27.5978631925217">
            <text:p>27.5978631925</text:p>
          </table:table-cell>
          <table:table-cell office:value-type="float" office:value="15.8330755762557">
            <text:p>15.833075576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573">
            <text:p>15573</text:p>
          </table:table-cell>
          <table:table-cell office:value-type="float" office:value="22296">
            <text:p>22296</text:p>
          </table:table-cell>
          <table:table-cell office:value-type="float" office:value="38529">
            <text:p>38529</text:p>
          </table:table-cell>
          <table:table-cell office:value-type="float" office:value="625.25">
            <text:p>625.25</text:p>
          </table:table-cell>
          <table:table-cell office:value-type="float" office:value="1158.875">
            <text:p>1158.875</text:p>
          </table:table-cell>
          <table:table-cell office:value-type="float" office:value="2004.5">
            <text:p>2004.5</text:p>
          </table:table-cell>
          <table:table-cell office:value-type="float" office:value="0.0401496179284659">
            <text:p>0.0401496179</text:p>
          </table:table-cell>
          <table:table-cell office:value-type="float" office:value="0.0519768119842124">
            <text:p>0.051976812</text:p>
          </table:table-cell>
          <table:table-cell office:value-type="float" office:value="0.0520257468400426">
            <text:p>0.0520257468</text:p>
          </table:table-cell>
          <table:table-cell office:value-type="float" office:value="1.14368316671644">
            <text:p>1.1436831667</text:p>
          </table:table-cell>
          <table:table-cell office:value-type="float" office:value="1.18721395635347">
            <text:p>1.1872139564</text:p>
          </table:table-cell>
          <table:table-cell office:value-type="float" office:value="1.18739520347531">
            <text:p>1.1873952035</text:p>
          </table:table-cell>
          <table:table-cell office:value-type="float" office:value="17.60840388946">
            <text:p>17.6084038895</text:p>
          </table:table-cell>
          <table:table-cell office:value-type="float" office:value="13.679347012426">
            <text:p>13.6793470124</text:p>
          </table:table-cell>
          <table:table-cell office:value-type="float" office:value="13.6668009102876">
            <text:p>13.666800910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726">
            <text:p>16726</text:p>
          </table:table-cell>
          <table:table-cell office:value-type="float" office:value="23815">
            <text:p>23815</text:p>
          </table:table-cell>
          <table:table-cell office:value-type="float" office:value="40671">
            <text:p>40671</text:p>
          </table:table-cell>
          <table:table-cell office:value-type="float" office:value="342.875">
            <text:p>342.875</text:p>
          </table:table-cell>
          <table:table-cell office:value-type="float" office:value="1135.875">
            <text:p>1135.875</text:p>
          </table:table-cell>
          <table:table-cell office:value-type="float" office:value="1891.375">
            <text:p>1891.375</text:p>
          </table:table-cell>
          <table:table-cell office:value-type="float" office:value="0.0204995217027383">
            <text:p>0.0204995217</text:p>
          </table:table-cell>
          <table:table-cell office:value-type="float" office:value="0.0476957799706068">
            <text:p>0.04769578</text:p>
          </table:table-cell>
          <table:table-cell office:value-type="float" office:value="0.0465042659388754">
            <text:p>0.0465042659</text:p>
          </table:table-cell>
          <table:table-cell office:value-type="float" office:value="1.07257197752406">
            <text:p>1.0725719775</text:p>
          </table:table-cell>
          <table:table-cell office:value-type="float" office:value="1.17139400925405">
            <text:p>1.1713940093</text:p>
          </table:table-cell>
          <table:table-cell office:value-type="float" office:value="1.16700371841707">
            <text:p>1.1670037184</text:p>
          </table:table-cell>
          <table:table-cell office:value-type="float" office:value="34.1582479681036">
            <text:p>34.1582479681</text:p>
          </table:table-cell>
          <table:table-cell office:value-type="float" office:value="14.8765554974477">
            <text:p>14.8765554974</text:p>
          </table:table-cell>
          <table:table-cell office:value-type="float" office:value="15.2489716610011">
            <text:p>15.2489716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731">
            <text:p>16731</text:p>
          </table:table-cell>
          <table:table-cell office:value-type="float" office:value="23901">
            <text:p>23901</text:p>
          </table:table-cell>
          <table:table-cell office:value-type="float" office:value="40652">
            <text:p>40652</text:p>
          </table:table-cell>
          <table:table-cell office:value-type="float" office:value="344.875">
            <text:p>344.875</text:p>
          </table:table-cell>
          <table:table-cell office:value-type="float" office:value="847.25">
            <text:p>847.25</text:p>
          </table:table-cell>
          <table:table-cell office:value-type="float" office:value="2029.375">
            <text:p>2029.375</text:p>
          </table:table-cell>
          <table:table-cell office:value-type="float" office:value="0.0206129340744725">
            <text:p>0.0206129341</text:p>
          </table:table-cell>
          <table:table-cell office:value-type="float" office:value="0.0354483076021924">
            <text:p>0.0354483076</text:p>
          </table:table-cell>
          <table:table-cell office:value-type="float" office:value="0.0499206681098101">
            <text:p>0.0499206681</text:p>
          </table:table-cell>
          <table:table-cell office:value-type="float" office:value="1.07297805964092">
            <text:p>1.0729780596</text:p>
          </table:table-cell>
          <table:table-cell office:value-type="float" office:value="1.12653197833092">
            <text:p>1.1265319783</text:p>
          </table:table-cell>
          <table:table-cell office:value-type="float" office:value="1.17960680166921">
            <text:p>1.1796068017</text:p>
          </table:table-cell>
          <table:table-cell office:value-type="float" office:value="33.9722032539429">
            <text:p>33.9722032539</text:p>
          </table:table-cell>
          <table:table-cell office:value-type="float" office:value="19.8983068799233">
            <text:p>19.8983068799</text:p>
          </table:table-cell>
          <table:table-cell office:value-type="float" office:value="14.2287338714275">
            <text:p>14.22873387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082">
            <text:p>25082</text:p>
          </table:table-cell>
          <table:table-cell office:value-type="float" office:value="42172">
            <text:p>42172</text:p>
          </table:table-cell>
          <table:table-cell office:value-type="float" office:value="440.5">
            <text:p>440.5</text:p>
          </table:table-cell>
          <table:table-cell office:value-type="float" office:value="1179.25">
            <text:p>1179.25</text:p>
          </table:table-cell>
          <table:table-cell office:value-type="float" office:value="2177">
            <text:p>2177</text:p>
          </table:table-cell>
          <table:table-cell office:value-type="float" office:value="0.0277113739305486">
            <text:p>0.0277113739</text:p>
          </table:table-cell>
          <table:table-cell office:value-type="float" office:value="0.0470157882146559">
            <text:p>0.0470157882</text:p>
          </table:table-cell>
          <table:table-cell office:value-type="float" office:value="0.0516219292421512">
            <text:p>0.0516219292</text:p>
          </table:table-cell>
          <table:table-cell office:value-type="float" office:value="1.09849493243735">
            <text:p>1.0984949324</text:p>
          </table:table-cell>
          <table:table-cell office:value-type="float" office:value="1.16888780806053">
            <text:p>1.1688878081</text:p>
          </table:table-cell>
          <table:table-cell office:value-type="float" office:value="1.18589980656175">
            <text:p>1.1858998066</text:p>
          </table:table-cell>
          <table:table-cell office:value-type="float" office:value="25.3580879778362">
            <text:p>25.3580879778</text:p>
          </table:table-cell>
          <table:table-cell office:value-type="float" office:value="15.0867797922625">
            <text:p>15.0867797923</text:p>
          </table:table-cell>
          <table:table-cell office:value-type="float" office:value="13.7710447823659">
            <text:p>13.771044782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297">
            <text:p>26297</text:p>
          </table:table-cell>
          <table:table-cell office:value-type="float" office:value="43906">
            <text:p>43906</text:p>
          </table:table-cell>
          <table:table-cell office:value-type="float" office:value="614.625">
            <text:p>614.625</text:p>
          </table:table-cell>
          <table:table-cell office:value-type="float" office:value="1147.125">
            <text:p>1147.125</text:p>
          </table:table-cell>
          <table:table-cell office:value-type="float" office:value="1592.625">
            <text:p>1592.625</text:p>
          </table:table-cell>
          <table:table-cell office:value-type="float" office:value="0.0402795071760928">
            <text:p>0.0402795072</text:p>
          </table:table-cell>
          <table:table-cell office:value-type="float" office:value="0.0436218960337681">
            <text:p>0.043621896</text:p>
          </table:table-cell>
          <table:table-cell office:value-type="float" office:value="0.0362735161481346">
            <text:p>0.0362735161</text:p>
          </table:table-cell>
          <table:table-cell office:value-type="float" office:value="1.14415825496509">
            <text:p>1.144158255</text:p>
          </table:table-cell>
          <table:table-cell office:value-type="float" office:value="1.15640626095281">
            <text:p>1.156406261</text:p>
          </table:table-cell>
          <table:table-cell office:value-type="float" office:value="1.12953621174702">
            <text:p>1.1295362117</text:p>
          </table:table-cell>
          <table:table-cell office:value-type="float" office:value="17.5527251550512">
            <text:p>17.5527251551</text:p>
          </table:table-cell>
          <table:table-cell office:value-type="float" office:value="16.2339985439877">
            <text:p>16.233998544</text:p>
          </table:table-cell>
          <table:table-cell office:value-type="float" office:value="19.4534206779362">
            <text:p>19.453420677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364">
            <text:p>16364</text:p>
          </table:table-cell>
          <table:table-cell office:value-type="float" office:value="28106">
            <text:p>28106</text:p>
          </table:table-cell>
          <table:table-cell office:value-type="float" office:value="46199">
            <text:p>46199</text:p>
          </table:table-cell>
          <table:table-cell office:value-type="float" office:value="583.375">
            <text:p>583.375</text:p>
          </table:table-cell>
          <table:table-cell office:value-type="float" office:value="1251.625">
            <text:p>1251.625</text:p>
          </table:table-cell>
          <table:table-cell office:value-type="float" office:value="978.875">
            <text:p>978.875</text:p>
          </table:table-cell>
          <table:table-cell office:value-type="float" office:value="0.035649902224395">
            <text:p>0.0356499022</text:p>
          </table:table-cell>
          <table:table-cell office:value-type="float" office:value="0.044532306269124">
            <text:p>0.0445323063</text:p>
          </table:table-cell>
          <table:table-cell office:value-type="float" office:value="0.0211882291824498">
            <text:p>0.0211882292</text:p>
          </table:table-cell>
          <table:table-cell office:value-type="float" office:value="1.12726565222146">
            <text:p>1.1272656522</text:p>
          </table:table-cell>
          <table:table-cell office:value-type="float" office:value="1.15974999949316">
            <text:p>1.1597499995</text:p>
          </table:table-cell>
          <table:table-cell office:value-type="float" office:value="1.07503872660811">
            <text:p>1.0750387266</text:p>
          </table:table-cell>
          <table:table-cell office:value-type="float" office:value="19.7877222635219">
            <text:p>19.7877222635</text:p>
          </table:table-cell>
          <table:table-cell office:value-type="float" office:value="15.9090981843356">
            <text:p>15.9090981843</text:p>
          </table:table-cell>
          <table:table-cell office:value-type="float" office:value="33.0591478140304">
            <text:p>33.05914781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995">
            <text:p>28995</text:p>
          </table:table-cell>
          <table:table-cell office:value-type="float" office:value="48957">
            <text:p>48957</text:p>
          </table:table-cell>
          <table:table-cell office:value-type="float" office:value="583.75">
            <text:p>583.75</text:p>
          </table:table-cell>
          <table:table-cell office:value-type="float" office:value="588.375">
            <text:p>588.375</text:p>
          </table:table-cell>
          <table:table-cell office:value-type="float" office:value="1025.5">
            <text:p>1025.5</text:p>
          </table:table-cell>
          <table:table-cell office:value-type="float" office:value="0.0334450555746534">
            <text:p>0.0334450556</text:p>
          </table:table-cell>
          <table:table-cell office:value-type="float" office:value="0.0202922917744439">
            <text:p>0.0202922918</text:p>
          </table:table-cell>
          <table:table-cell office:value-type="float" office:value="0.020946953448945">
            <text:p>0.0209469534</text:p>
          </table:table-cell>
          <table:table-cell office:value-type="float" office:value="1.11925009512637">
            <text:p>1.1192500951</text:p>
          </table:table-cell>
          <table:table-cell office:value-type="float" office:value="1.07183010433725">
            <text:p>1.0718301043</text:p>
          </table:table-cell>
          <table:table-cell office:value-type="float" office:value="1.07417433579454">
            <text:p>1.0741743358</text:p>
          </table:table-cell>
          <table:table-cell office:value-type="float" office:value="21.0696256385208">
            <text:p>21.0696256385</text:p>
          </table:table-cell>
          <table:table-cell office:value-type="float" office:value="34.5035648930067">
            <text:p>34.503564893</text:p>
          </table:table-cell>
          <table:table-cell office:value-type="float" office:value="33.435972466164">
            <text:p>33.435972466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506">
            <text:p>30506</text:p>
          </table:table-cell>
          <table:table-cell office:value-type="float" office:value="51812">
            <text:p>51812</text:p>
          </table:table-cell>
          <table:table-cell office:value-type="float" office:value="816.625">
            <text:p>816.625</text:p>
          </table:table-cell>
          <table:table-cell office:value-type="float" office:value="1462.75">
            <text:p>1462.75</text:p>
          </table:table-cell>
          <table:table-cell office:value-type="float" office:value="958">
            <text:p>958</text:p>
          </table:table-cell>
          <table:table-cell office:value-type="float" office:value="0.0445610062206701">
            <text:p>0.0445610062</text:p>
          </table:table-cell>
          <table:table-cell office:value-type="float" office:value="0.0479495836884547">
            <text:p>0.0479495837</text:p>
          </table:table-cell>
          <table:table-cell office:value-type="float" office:value="0.0184899251138732">
            <text:p>0.0184899251</text:p>
          </table:table-cell>
          <table:table-cell office:value-type="float" office:value="1.15985546099213">
            <text:p>1.159855461</text:p>
          </table:table-cell>
          <table:table-cell office:value-type="float" office:value="1.17232990155835">
            <text:p>1.1723299016</text:p>
          </table:table-cell>
          <table:table-cell office:value-type="float" office:value="1.06538481746676">
            <text:p>1.0653848175</text:p>
          </table:table-cell>
          <table:table-cell office:value-type="float" office:value="15.8990717805288">
            <text:p>15.8990717805</text:p>
          </table:table-cell>
          <table:table-cell office:value-type="float" office:value="14.7996180771815">
            <text:p>14.7996180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444">
            <text:p>31444</text:p>
          </table:table-cell>
          <table:table-cell office:value-type="float" office:value="51270">
            <text:p>51270</text:p>
          </table:table-cell>
          <table:table-cell office:value-type="float" office:value="1015.875">
            <text:p>1015.875</text:p>
          </table:table-cell>
          <table:table-cell office:value-type="float" office:value="1110.5">
            <text:p>1110.5</text:p>
          </table:table-cell>
          <table:table-cell office:value-type="float" office:value="732.625">
            <text:p>732.625</text:p>
          </table:table-cell>
          <table:table-cell office:value-type="float" office:value="0.0489814368370299">
            <text:p>0.0489814368</text:p>
          </table:table-cell>
          <table:table-cell office:value-type="float" office:value="0.0353167535936904">
            <text:p>0.0353167536</text:p>
          </table:table-cell>
          <table:table-cell office:value-type="float" office:value="0.0142895455432027">
            <text:p>0.0142895455</text:p>
          </table:table-cell>
          <table:table-cell office:value-type="float" office:value="1.17613742399266">
            <text:p>1.176137424</text:p>
          </table:table-cell>
          <table:table-cell office:value-type="float" office:value="1.12605329282334">
            <text:p>1.1260532928</text:p>
          </table:table-cell>
          <table:table-cell office:value-type="float" office:value="1.0504136239804">
            <text:p>1.050413624</text:p>
          </table:table-cell>
          <table:table-cell office:value-type="float" office:value="14.4950334027264">
            <text:p>14.4950334027</text:p>
          </table:table-cell>
          <table:table-cell office:value-type="float" office:value="19.9711514226072">
            <text:p>19.9711514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461">
            <text:p>32461</text:p>
          </table:table-cell>
          <table:table-cell office:value-type="float" office:value="48502">
            <text:p>48502</text:p>
          </table:table-cell>
          <table:table-cell office:value-type="float" office:value="939.5">
            <text:p>939.5</text:p>
          </table:table-cell>
          <table:table-cell office:value-type="float" office:value="681.75">
            <text:p>681.75</text:p>
          </table:table-cell>
          <table:table-cell office:value-type="float" office:value="781.375">
            <text:p>781.375</text:p>
          </table:table-cell>
          <table:table-cell office:value-type="float" office:value="0.0434712196927633">
            <text:p>0.0434712197</text:p>
          </table:table-cell>
          <table:table-cell office:value-type="float" office:value="0.0210021256276763">
            <text:p>0.0210021256</text:p>
          </table:table-cell>
          <table:table-cell office:value-type="float" office:value="0.0161101604057565">
            <text:p>0.0161101604</text:p>
          </table:table-cell>
          <table:table-cell office:value-type="float" office:value="1.15585317293016">
            <text:p>1.1558531729</text:p>
          </table:table-cell>
          <table:table-cell office:value-type="float" office:value="1.07437197468739">
            <text:p>1.0743719747</text:p>
          </table:table-cell>
          <table:table-cell office:value-type="float" office:value="1.05689425446601">
            <text:p>1.0568942545</text:p>
          </table:table-cell>
          <table:table-cell office:value-type="float" office:value="16.289083108069">
            <text:p>16.2890831081</text:p>
          </table:table-cell>
          <table:table-cell office:value-type="float" office:value="33.3490409868901">
            <text:p>33.3490409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403">
            <text:p>34403</text:p>
          </table:table-cell>
          <table:table-cell office:value-type="float" office:value="48856">
            <text:p>48856</text:p>
          </table:table-cell>
          <table:table-cell office:value-type="float" office:value="1010.375">
            <text:p>1010.375</text:p>
          </table:table-cell>
          <table:table-cell office:value-type="float" office:value="685.625">
            <text:p>685.625</text:p>
          </table:table-cell>
          <table:table-cell office:value-type="float" office:value="714.75">
            <text:p>714.75</text:p>
          </table:table-cell>
          <table:table-cell office:value-type="float" office:value="0.0469832597070449">
            <text:p>0.0469832597</text:p>
          </table:table-cell>
          <table:table-cell office:value-type="float" office:value="0.0199292212888411">
            <text:p>0.0199292213</text:p>
          </table:table-cell>
          <table:table-cell office:value-type="float" office:value="0.0146297281807762">
            <text:p>0.0146297282</text:p>
          </table:table-cell>
          <table:table-cell office:value-type="float" office:value="1.16876796529235">
            <text:p>1.1687679653</text:p>
          </table:table-cell>
          <table:table-cell office:value-type="float" office:value="1.07053073527886">
            <text:p>1.0705307353</text:p>
          </table:table-cell>
          <table:table-cell office:value-type="float" office:value="1.05162354536814">
            <text:p>1.0516235454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383">
            <text:p>35383</text:p>
          </table:table-cell>
          <table:table-cell office:value-type="float" office:value="50335">
            <text:p>50335</text:p>
          </table:table-cell>
          <table:table-cell office:value-type="float" office:value="1085.875">
            <text:p>1085.875</text:p>
          </table:table-cell>
          <table:table-cell office:value-type="float" office:value="3.75">
            <text:p>3.75</text:p>
          </table:table-cell>
          <table:table-cell office:value-type="float" office:value="902.25">
            <text:p>902.25</text:p>
          </table:table-cell>
          <table:table-cell office:value-type="float" office:value="0.0484138838111374">
            <text:p>0.0484138838</text:p>
          </table:table-cell>
          <table:table-cell office:value-type="float" office:value="0.000105983099228443">
            <text:p>0.0001059831</text:p>
          </table:table-cell>
          <table:table-cell office:value-type="float" office:value="0.0179249031489024">
            <text:p>0.0179249031</text:p>
          </table:table-cell>
          <table:table-cell office:value-type="float" office:value="1.17404264546451">
            <text:p>1.1740426455</text:p>
          </table:table-cell>
          <table:table-cell office:value-type="float" office:value="1.00037096286284">
            <text:p>1.0003709629</text:p>
          </table:table-cell>
          <table:table-cell office:value-type="float" office:value="1.06336691324084">
            <text:p>1.0633669132</text:p>
          </table:table-cell>
          <table:table-cell office:value-type="float" office:value="14.6609585764769">
            <text:p>14.6609585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5464">
            <text:p>35464</text:p>
          </table:table-cell>
          <table:table-cell office:value-type="float" office:value="49767">
            <text:p>49767</text:p>
          </table:table-cell>
          <table:table-cell office:value-type="float" office:value="753.5">
            <text:p>753.5</text:p>
          </table:table-cell>
          <table:table-cell office:value-type="float" office:value="517.125">
            <text:p>517.125</text:p>
          </table:table-cell>
          <table:table-cell office:value-type="float" office:value="-334.875">
            <text:p>-334.875</text:p>
          </table:table-cell>
          <table:table-cell office:value-type="float" office:value="0.0323362801476268">
            <text:p>0.0323362801</text:p>
          </table:table-cell>
          <table:table-cell office:value-type="float" office:value="0.0145816884728175">
            <text:p>0.0145816885</text:p>
          </table:table-cell>
          <table:table-cell office:value-type="float" office:value="-0.00672885647115559">
            <text:p>-0.0067288565</text:p>
          </table:table-cell>
          <table:table-cell office:value-type="float" office:value="1.11522642514371">
            <text:p>1.1152264251</text:p>
          </table:table-cell>
          <table:table-cell office:value-type="float" office:value="1.05145265590675">
            <text:p>1.0514526559</text:p>
          </table:table-cell>
          <table:table-cell office:value-type="float" office:value="0.976537746269398">
            <text:p>0.9765377463</text:p>
          </table:table-cell>
          <table:table-cell office:value-type="float" office:value="21.7803234256287">
            <text:p>21.7803234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4360">
            <text:p>34360</text:p>
          </table:table-cell>
          <table:table-cell office:value-type="float" office:value="52450">
            <text:p>52450</text:p>
          </table:table-cell>
          <table:table-cell office:value-type="float" office:value="497.25">
            <text:p>497.25</text:p>
          </table:table-cell>
          <table:table-cell office:value-type="float" office:value="534.75">
            <text:p>534.75</text:p>
          </table:table-cell>
          <table:table-cell office:value-type="float" office:value="-739.375">
            <text:p>-739.375</text:p>
          </table:table-cell>
          <table:table-cell office:value-type="float" office:value="0.020822864321608">
            <text:p>0.0208228643</text:p>
          </table:table-cell>
          <table:table-cell office:value-type="float" office:value="0.0155631548311991">
            <text:p>0.0155631548</text:p>
          </table:table-cell>
          <table:table-cell office:value-type="float" office:value="-0.0140967588179218">
            <text:p>-0.0140967588</text:p>
          </table:table-cell>
          <table:table-cell office:value-type="float" office:value="1.0737298648156">
            <text:p>1.0737298648</text:p>
          </table:table-cell>
          <table:table-cell office:value-type="float" office:value="1.05494577701426">
            <text:p>1.054945777</text:p>
          </table:table-cell>
          <table:table-cell office:value-type="float" office:value="0.951050832611248">
            <text:p>0.9510508326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403">
            <text:p>34403</text:p>
          </table:table-cell>
          <table:table-cell office:value-type="float" office:value="54675">
            <text:p>54675</text:p>
          </table:table-cell>
          <table:table-cell office:value-type="float" office:value="522.5">
            <text:p>522.5</text:p>
          </table:table-cell>
          <table:table-cell office:value-type="float" office:value="685.625">
            <text:p>685.625</text:p>
          </table:table-cell>
          <table:table-cell office:value-type="float" office:value="-1739.5">
            <text:p>-1739.5</text:p>
          </table:table-cell>
          <table:table-cell office:value-type="float" office:value="0.0204605082821005">
            <text:p>0.0204605083</text:p>
          </table:table-cell>
          <table:table-cell office:value-type="float" office:value="0.0199292212888411">
            <text:p>0.0199292213</text:p>
          </table:table-cell>
          <table:table-cell office:value-type="float" office:value="-0.0318152720621856">
            <text:p>-0.0318152721</text:p>
          </table:table-cell>
          <table:table-cell office:value-type="float" office:value="1.07243229848971">
            <text:p>1.0724322985</text:p>
          </table:table-cell>
          <table:table-cell office:value-type="float" office:value="1.07053073527886">
            <text:p>1.0705307353</text:p>
          </table:table-cell>
          <table:table-cell office:value-type="float" office:value="0.890630482393676">
            <text:p>0.8906304824</text:p>
          </table:table-cell>
          <table:table-cell office:value-type="float" office:value="34.2227233939653">
            <text:p>34.222723394</text:p>
          </table:table-cell>
          <table:table-cell office:value-type="float" office:value="0">
            <text:p>0</text:p>
          </table:table-cell>
          <table:table-cell office:value-type="float" office:value="-21.4381769005343">
            <text:p>-21.4381769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899">
            <text:p>35899</text:p>
          </table:table-cell>
          <table:table-cell office:value-type="float" office:value="52424">
            <text:p>52424</text:p>
          </table:table-cell>
          <table:table-cell office:value-type="float" office:value="-3.5">
            <text:p>-3.5</text:p>
          </table:table-cell>
          <table:table-cell office:value-type="float" office:value="-1557.875">
            <text:p>-1557.875</text:p>
          </table:table-cell>
          <table:table-cell office:value-type="float" office:value="-1864.5">
            <text:p>-1864.5</text:p>
          </table:table-cell>
          <table:table-cell office:value-type="float" office:value="-0.000130831339712919">
            <text:p>-0.0001308313</text:p>
          </table:table-cell>
          <table:table-cell office:value-type="float" office:value="-0.0433960556004346">
            <text:p>-0.0433960556</text:p>
          </table:table-cell>
          <table:table-cell office:value-type="float" office:value="-0.0355657714024111">
            <text:p>-0.0355657714</text:p>
          </table:table-cell>
          <table:table-cell office:value-type="float" office:value="0.99954212386001">
            <text:p>0.9995421239</text:p>
          </table:table-cell>
          <table:table-cell office:value-type="float" office:value="0.851804911976164">
            <text:p>0.851804912</text:p>
          </table:table-cell>
          <table:table-cell office:value-type="float" office:value="0.87799905131864">
            <text:p>0.8779990513</text:p>
          </table:table-cell>
          <table:table-cell office:value-type="float" office:value="0">
            <text:p>0</text:p>
          </table:table-cell>
          <table:table-cell office:value-type="float" office:value="-15.6234486808061">
            <text:p>-15.6234486808</text:p>
          </table:table-cell>
          <table:table-cell office:value-type="float" office:value="-19.1404994864104">
            <text:p>-19.140499486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976">
            <text:p>34976</text:p>
          </table:table-cell>
          <table:table-cell office:value-type="float" office:value="48757">
            <text:p>48757</text:p>
          </table:table-cell>
          <table:table-cell office:value-type="float" office:value="327.375">
            <text:p>327.375</text:p>
          </table:table-cell>
          <table:table-cell office:value-type="float" office:value="-722.25">
            <text:p>-722.25</text:p>
          </table:table-cell>
          <table:table-cell office:value-type="float" office:value="-228.5">
            <text:p>-228.5</text:p>
          </table:table-cell>
          <table:table-cell office:value-type="float" office:value="0.0123027057497182">
            <text:p>0.0123027057</text:p>
          </table:table-cell>
          <table:table-cell office:value-type="float" office:value="-0.0206498741994511">
            <text:p>-0.0206498742</text:p>
          </table:table-cell>
          <table:table-cell office:value-type="float" office:value="-0.00468650655290522">
            <text:p>-0.0046865066</text:p>
          </table:table-cell>
          <table:table-cell office:value-type="float" office:value="1.04335612899879">
            <text:p>1.043356129</text:p>
          </table:table-cell>
          <table:table-cell office:value-type="float" office:value="0.928561218218649">
            <text:p>0.9285612182</text:p>
          </table:table-cell>
          <table:table-cell office:value-type="float" office:value="0.983640275218426">
            <text:p>0.9836402752</text:p>
          </table:table-cell>
          <table:table-cell office:value-type="float" office:value="0">
            <text:p>0</text:p>
          </table:table-cell>
          <table:table-cell office:value-type="float" office:value="-33.2188750583957">
            <text:p>-33.2188750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3362">
            <text:p>23362</text:p>
          </table:table-cell>
          <table:table-cell office:value-type="float" office:value="33040">
            <text:p>33040</text:p>
          </table:table-cell>
          <table:table-cell office:value-type="float" office:value="50963">
            <text:p>50963</text:p>
          </table:table-cell>
          <table:table-cell office:value-type="float" office:value="-1623.625">
            <text:p>-1623.625</text:p>
          </table:table-cell>
          <table:table-cell office:value-type="float" office:value="418.5">
            <text:p>418.5</text:p>
          </table:table-cell>
          <table:table-cell office:value-type="float" office:value="-810.125">
            <text:p>-810.125</text:p>
          </table:table-cell>
          <table:table-cell office:value-type="float" office:value="-0.0694985446451502">
            <text:p>-0.0694985446</text:p>
          </table:table-cell>
          <table:table-cell office:value-type="float" office:value="0.0126664648910412">
            <text:p>0.0126664649</text:p>
          </table:table-cell>
          <table:table-cell office:value-type="float" office:value="-0.0158963365578949">
            <text:p>-0.0158963366</text:p>
          </table:table-cell>
          <table:table-cell office:value-type="float" office:value="0.76622198724925">
            <text:p>0.7662219872</text:p>
          </table:table-cell>
          <table:table-cell office:value-type="float" office:value="1.044647088211">
            <text:p>1.0446470882</text:p>
          </table:table-cell>
          <table:table-cell office:value-type="float" office:value="0.944858101338653">
            <text:p>0.9448581013</text:p>
          </table:table-cell>
          <table:table-cell office:value-type="float" office:value="-9.62281563603774">
            <text:p>-9.6228156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9698">
            <text:p>19698</text:p>
          </table:table-cell>
          <table:table-cell office:value-type="float" office:value="32921">
            <text:p>32921</text:p>
          </table:table-cell>
          <table:table-cell office:value-type="float" office:value="53208">
            <text:p>53208</text:p>
          </table:table-cell>
          <table:table-cell office:value-type="float" office:value="-1617">
            <text:p>-1617</text:p>
          </table:table-cell>
          <table:table-cell office:value-type="float" office:value="-1235.75">
            <text:p>-1235.75</text:p>
          </table:table-cell>
          <table:table-cell office:value-type="float" office:value="-1654.5">
            <text:p>-1654.5</text:p>
          </table:table-cell>
          <table:table-cell office:value-type="float" office:value="-0.082089552238806">
            <text:p>-0.0820895522</text:p>
          </table:table-cell>
          <table:table-cell office:value-type="float" office:value="-0.0375368305944534">
            <text:p>-0.0375368306</text:p>
          </table:table-cell>
          <table:table-cell office:value-type="float" office:value="-0.031094948128101">
            <text:p>-0.0310949481</text:p>
          </table:table-cell>
          <table:table-cell office:value-type="float" office:value="0.725894408554244">
            <text:p>0.7258944086</text:p>
          </table:table-cell>
          <table:table-cell office:value-type="float" office:value="0.871382759675523">
            <text:p>0.8713827597</text:p>
          </table:table-cell>
          <table:table-cell office:value-type="float" office:value="0.893062797317861">
            <text:p>0.8930627973</text:p>
          </table:table-cell>
          <table:table-cell office:value-type="float" office:value="-8.09227228894658">
            <text:p>-8.0922722889</text:p>
          </table:table-cell>
          <table:table-cell office:value-type="float" office:value="-18.1170051651062">
            <text:p>-18.1170051651</text:p>
          </table:table-cell>
          <table:table-cell office:value-type="float" office:value="-21.9429134928953">
            <text:p>-21.942913492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7613">
            <text:p>17613</text:p>
          </table:table-cell>
          <table:table-cell office:value-type="float" office:value="33115">
            <text:p>33115</text:p>
          </table:table-cell>
          <table:table-cell office:value-type="float" office:value="50433">
            <text:p>50433</text:p>
          </table:table-cell>
          <table:table-cell office:value-type="float" office:value="-1201">
            <text:p>-1201</text:p>
          </table:table-cell>
          <table:table-cell office:value-type="float" office:value="-4.5">
            <text:p>-4.5</text:p>
          </table:table-cell>
          <table:table-cell office:value-type="float" office:value="-1887">
            <text:p>-1887</text:p>
          </table:table-cell>
          <table:table-cell office:value-type="float" office:value="-0.0681882700278204">
            <text:p>-0.06818827</text:p>
          </table:table-cell>
          <table:table-cell office:value-type="float" office:value="-0.000135890080024158">
            <text:p>-0.0001358901</text:p>
          </table:table-cell>
          <table:table-cell office:value-type="float" office:value="-0.0374159776336922">
            <text:p>-0.0374159776</text:p>
          </table:table-cell>
          <table:table-cell office:value-type="float" office:value="0.770454349634627">
            <text:p>0.7704543496</text:p>
          </table:table-cell>
          <table:table-cell office:value-type="float" office:value="0.999524420913499">
            <text:p>0.9995244209</text:p>
          </table:table-cell>
          <table:table-cell office:value-type="float" office:value="0.871787990831356">
            <text:p>0.8717879908</text:p>
          </table:table-cell>
          <table:table-cell office:value-type="float" office:value="-9.81454406360712">
            <text:p>-9.8145440636</text:p>
          </table:table-cell>
          <table:table-cell office:value-type="float" office:value="0">
            <text:p>0</text:p>
          </table:table-cell>
          <table:table-cell office:value-type="float" office:value="-18.176656595165">
            <text:p>-18.176656595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7195">
            <text:p>17195</text:p>
          </table:table-cell>
          <table:table-cell office:value-type="float" office:value="32535">
            <text:p>32535</text:p>
          </table:table-cell>
          <table:table-cell office:value-type="float" office:value="47357">
            <text:p>47357</text:p>
          </table:table-cell>
          <table:table-cell office:value-type="float" office:value="-940.875">
            <text:p>-940.875</text:p>
          </table:table-cell>
          <table:table-cell office:value-type="float" office:value="-1388">
            <text:p>-1388</text:p>
          </table:table-cell>
          <table:table-cell office:value-type="float" office:value="-276.625">
            <text:p>-276.625</text:p>
          </table:table-cell>
          <table:table-cell office:value-type="float" office:value="-0.0547179412619948">
            <text:p>-0.0547179413</text:p>
          </table:table-cell>
          <table:table-cell office:value-type="float" office:value="-0.0426617488858153">
            <text:p>-0.0426617489</text:p>
          </table:table-cell>
          <table:table-cell office:value-type="float" office:value="-0.00584126950609202">
            <text:p>-0.0058412695</text:p>
          </table:table-cell>
          <table:table-cell office:value-type="float" office:value="0.814355549651082">
            <text:p>0.8143555497</text:p>
          </table:table-cell>
          <table:table-cell office:value-type="float" office:value="0.854251127542919">
            <text:p>0.8542511275</text:p>
          </table:table-cell>
          <table:table-cell office:value-type="float" office:value="0.979622432770386">
            <text:p>0.9796224328</text:p>
          </table:table-cell>
          <table:table-cell office:value-type="float" office:value="-12.3178161713916">
            <text:p>-12.3178161714</text:p>
          </table:table-cell>
          <table:table-cell office:value-type="float" office:value="-15.8984178816418">
            <text:p>-15.8984178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5751">
            <text:p>15751</text:p>
          </table:table-cell>
          <table:table-cell office:value-type="float" office:value="29428">
            <text:p>29428</text:p>
          </table:table-cell>
          <table:table-cell office:value-type="float" office:value="49200">
            <text:p>49200</text:p>
          </table:table-cell>
          <table:table-cell office:value-type="float" office:value="-597.5">
            <text:p>-597.5</text:p>
          </table:table-cell>
          <table:table-cell office:value-type="float" office:value="-1992.625">
            <text:p>-1992.625</text:p>
          </table:table-cell>
          <table:table-cell office:value-type="float" office:value="-726.5">
            <text:p>-726.5</text:p>
          </table:table-cell>
          <table:table-cell office:value-type="float" office:value="-0.0379340994222589">
            <text:p>-0.0379340994</text:p>
          </table:table-cell>
          <table:table-cell office:value-type="float" office:value="-0.0677118730460786">
            <text:p>-0.067711873</text:p>
          </table:table-cell>
          <table:table-cell office:value-type="float" office:value="-0.0147662601626016">
            <text:p>-0.0147662602</text:p>
          </table:table-cell>
          <table:table-cell office:value-type="float" office:value="0.87005108398409">
            <text:p>0.870051084</text:p>
          </table:table-cell>
          <table:table-cell office:value-type="float" office:value="0.771994843931485">
            <text:p>0.7719948439</text:p>
          </table:table-cell>
          <table:table-cell office:value-type="float" office:value="0.948745452611706">
            <text:p>0.9487454526</text:p>
          </table:table-cell>
          <table:table-cell office:value-type="float" office:value="-17.9235964148256">
            <text:p>-17.9235964148</text:p>
          </table:table-cell>
          <table:table-cell office:value-type="float" office:value="-9.88609233801686">
            <text:p>-9.88609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6796">
            <text:p>16796</text:p>
          </table:table-cell>
          <table:table-cell office:value-type="float" office:value="29664">
            <text:p>29664</text:p>
          </table:table-cell>
          <table:table-cell office:value-type="float" office:value="51168">
            <text:p>51168</text:p>
          </table:table-cell>
          <table:table-cell office:value-type="float" office:value="-99.125">
            <text:p>-99.125</text:p>
          </table:table-cell>
          <table:table-cell office:value-type="float" office:value="-7">
            <text:p>-7</text:p>
          </table:table-cell>
          <table:table-cell office:value-type="float" office:value="-1684.125">
            <text:p>-1684.125</text:p>
          </table:table-cell>
          <table:table-cell office:value-type="float" office:value="-0.00590170278637771">
            <text:p>-0.0059017028</text:p>
          </table:table-cell>
          <table:table-cell office:value-type="float" office:value="-0.000235976267529666">
            <text:p>-0.0002359763</text:p>
          </table:table-cell>
          <table:table-cell office:value-type="float" office:value="-0.0329136374296435">
            <text:p>-0.0329136374</text:p>
          </table:table-cell>
          <table:table-cell office:value-type="float" office:value="0.979412307235404">
            <text:p>0.9794123072</text:p>
          </table:table-cell>
          <table:table-cell office:value-type="float" office:value="0.999174192205852">
            <text:p>0.9991741922</text:p>
          </table:table-cell>
          <table:table-cell office:value-type="float" office:value="0.886925551752794">
            <text:p>0.8869255518</text:p>
          </table:table-cell>
          <table:table-cell table:number-columns-repeated="2" office:value-type="float" office:value="0">
            <text:p>0</text:p>
          </table:table-cell>
          <table:table-cell office:value-type="float" office:value="-20.7110672125684">
            <text:p>-20.711067212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02">
            <text:p>1402</text:p>
          </table:table-cell>
          <table:table-cell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7460">
            <text:p>17460</text:p>
          </table:table-cell>
          <table:table-cell office:value-type="float" office:value="29664">
            <text:p>29664</text:p>
          </table:table-cell>
          <table:table-cell office:value-type="float" office:value="48822">
            <text:p>48822</text:p>
          </table:table-cell>
          <table:table-cell office:value-type="float" office:value="-1457.125">
            <text:p>-1457.125</text:p>
          </table:table-cell>
          <table:table-cell office:value-type="float" office:value="-1975.125">
            <text:p>-1975.125</text:p>
          </table:table-cell>
          <table:table-cell office:value-type="float" office:value="-2300.875">
            <text:p>-2300.875</text:p>
          </table:table-cell>
          <table:table-cell office:value-type="float" office:value="-0.083455040091638">
            <text:p>-0.0834550401</text:p>
          </table:table-cell>
          <table:table-cell office:value-type="float" office:value="-0.0665832322006473">
            <text:p>-0.0665832322</text:p>
          </table:table-cell>
          <table:table-cell office:value-type="float" office:value="-0.0471278317152104">
            <text:p>-0.0471278317</text:p>
          </table:table-cell>
          <table:table-cell office:value-type="float" office:value="0.721558257363993">
            <text:p>0.7215582574</text:p>
          </table:table-cell>
          <table:table-cell office:value-type="float" office:value="0.775648007845894">
            <text:p>0.7756480078</text:p>
          </table:table-cell>
          <table:table-cell office:value-type="float" office:value="0.839405812740231">
            <text:p>0.8394058127</text:p>
          </table:table-cell>
          <table:table-cell office:value-type="float" office:value="-7.95402934522681">
            <text:p>-7.9540293452</text:p>
          </table:table-cell>
          <table:table-cell office:value-type="float" office:value="-10.0596829994568">
            <text:p>-10.0596829995</text:p>
          </table:table-cell>
          <table:table-cell office:value-type="float" office:value="-14.3584477748993">
            <text:p>-14.358447774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7195">
            <text:p>17195</text:p>
          </table:table-cell>
          <table:table-cell office:value-type="float" office:value="29856">
            <text:p>29856</text:p>
          </table:table-cell>
          <table:table-cell office:value-type="float" office:value="45575">
            <text:p>45575</text:p>
          </table:table-cell>
          <table:table-cell office:value-type="float" office:value="-940.875">
            <text:p>-940.875</text:p>
          </table:table-cell>
          <table:table-cell office:value-type="float" office:value="-1520.75">
            <text:p>-1520.75</text:p>
          </table:table-cell>
          <table:table-cell office:value-type="float" office:value="-2477.625">
            <text:p>-2477.625</text:p>
          </table:table-cell>
          <table:table-cell office:value-type="float" office:value="-0.0547179412619948">
            <text:p>-0.0547179413</text:p>
          </table:table-cell>
          <table:table-cell office:value-type="float" office:value="-0.0509361602357985">
            <text:p>-0.0509361602</text:p>
          </table:table-cell>
          <table:table-cell office:value-type="float" office:value="-0.0543636862314866">
            <text:p>-0.0543636862</text:p>
          </table:table-cell>
          <table:table-cell office:value-type="float" office:value="0.814355549651082">
            <text:p>0.8143555497</text:p>
          </table:table-cell>
          <table:table-cell office:value-type="float" office:value="0.826808644317056">
            <text:p>0.8268086443</text:p>
          </table:table-cell>
          <table:table-cell office:value-type="float" office:value="0.815519702535921">
            <text:p>0.8155197025</text:p>
          </table:table-cell>
          <table:table-cell office:value-type="float" office:value="-12.3178161713916">
            <text:p>-12.3178161714</text:p>
          </table:table-cell>
          <table:table-cell office:value-type="float" office:value="-13.2585621146538">
            <text:p>-13.2585621147</text:p>
          </table:table-cell>
          <table:table-cell office:value-type="float" office:value="-12.4003851049632">
            <text:p>-12.4003851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5751">
            <text:p>15751</text:p>
          </table:table-cell>
          <table:table-cell office:value-type="float" office:value="27292">
            <text:p>27292</text:p>
          </table:table-cell>
          <table:table-cell office:value-type="float" office:value="41786">
            <text:p>41786</text:p>
          </table:table-cell>
          <table:table-cell office:value-type="float" office:value="-597.5">
            <text:p>-597.5</text:p>
          </table:table-cell>
          <table:table-cell office:value-type="float" office:value="-2032.875">
            <text:p>-2032.875</text:p>
          </table:table-cell>
          <table:table-cell office:value-type="float" office:value="1347.25">
            <text:p>1347.25</text:p>
          </table:table-cell>
          <table:table-cell office:value-type="float" office:value="-0.0379340994222589">
            <text:p>-0.0379340994</text:p>
          </table:table-cell>
          <table:table-cell office:value-type="float" office:value="-0.0744861131467097">
            <text:p>-0.0744861131</text:p>
          </table:table-cell>
          <table:table-cell office:value-type="float" office:value="0.0322416598860863">
            <text:p>0.0322416599</text:p>
          </table:table-cell>
          <table:table-cell office:value-type="float" office:value="0.87005108398409">
            <text:p>0.870051084</text:p>
          </table:table-cell>
          <table:table-cell office:value-type="float" office:value="0.750173038847857">
            <text:p>0.7501730388</text:p>
          </table:table-cell>
          <table:table-cell office:value-type="float" office:value="1.11488327788043">
            <text:p>1.1148832779</text:p>
          </table:table-cell>
          <table:table-cell office:value-type="float" office:value="-17.9235964148256">
            <text:p>-17.9235964148</text:p>
          </table:table-cell>
          <table:table-cell office:value-type="float" office:value="-8.95467929638088">
            <text:p>-8.9546792964</text:p>
          </table:table-cell>
          <table:table-cell office:value-type="float" office:value="21.8432361804663">
            <text:p>21.843236180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016">
            <text:p>1016</text:p>
          </table:table-cell>
          <table:table-cell office:value-type="float" office:value="16796">
            <text:p>16796</text:p>
          </table:table-cell>
          <table:table-cell office:value-type="float" office:value="24894">
            <text:p>24894</text:p>
          </table:table-cell>
          <table:table-cell office:value-type="float" office:value="42840">
            <text:p>42840</text:p>
          </table:table-cell>
          <table:table-cell office:value-type="float" office:value="-99.125">
            <text:p>-99.125</text:p>
          </table:table-cell>
          <table:table-cell office:value-type="float" office:value="371.25">
            <text:p>371.25</text:p>
          </table:table-cell>
          <table:table-cell office:value-type="float" office:value="1377">
            <text:p>1377</text:p>
          </table:table-cell>
          <table:table-cell office:value-type="float" office:value="-0.00590170278637771">
            <text:p>-0.0059017028</text:p>
          </table:table-cell>
          <table:table-cell office:value-type="float" office:value="0.0149132321041215">
            <text:p>0.0149132321</text:p>
          </table:table-cell>
          <table:table-cell office:value-type="float" office:value="0.0321428571428571">
            <text:p>0.0321428571</text:p>
          </table:table-cell>
          <table:table-cell office:value-type="float" office:value="0.979412307235404">
            <text:p>0.9794123072</text:p>
          </table:table-cell>
          <table:table-cell office:value-type="float" office:value="1.05263222516834">
            <text:p>1.0526322252</text:p>
          </table:table-cell>
          <table:table-cell office:value-type="float" office:value="1.114525">
            <text:p>1.114525</text:p>
          </table:table-cell>
          <table:table-cell table:number-columns-repeated="2" office:value-type="float" office:value="0">
            <text:p>0</text:p>
          </table:table-cell>
          <table:table-cell office:value-type="float" office:value="21.9093251418321">
            <text:p>21.909325141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704">
            <text:p>704</text:p>
          </table:table-cell>
          <table:table-cell office:value-type="float" office:value="13200">
            <text:p>13200</text:p>
          </table:table-cell>
          <table:table-cell office:value-type="float" office:value="24498">
            <text:p>24498</text:p>
          </table:table-cell>
          <table:table-cell office:value-type="float" office:value="46092">
            <text:p>46092</text:p>
          </table:table-cell>
          <table:table-cell office:value-type="float" office:value="-1572.25">
            <text:p>-1572.25</text:p>
          </table:table-cell>
          <table:table-cell office:value-type="float" office:value="38.25">
            <text:p>38.25</text:p>
          </table:table-cell>
          <table:table-cell office:value-type="float" office:value="-270.25">
            <text:p>-270.25</text:p>
          </table:table-cell>
          <table:table-cell office:value-type="float" office:value="-0.119109848484848">
            <text:p>-0.1191098485</text:p>
          </table:table-cell>
          <table:table-cell office:value-type="float" office:value="0.00156135194709772">
            <text:p>0.0015613519</text:p>
          </table:table-cell>
          <table:table-cell office:value-type="float" office:value="-0.00586327345309381">
            <text:p>-0.0058632735</text:p>
          </table:table-cell>
          <table:table-cell office:value-type="float" office:value="0.610922356074954">
            <text:p>0.6109223561</text:p>
          </table:table-cell>
          <table:table-cell office:value-type="float" office:value="1.00546950994185">
            <text:p>1.0054695099</text:p>
          </table:table-cell>
          <table:table-cell office:value-type="float" office:value="0.97954592374632">
            <text:p>0.9795459237</text:p>
          </table:table-cell>
          <table:table-cell office:value-type="float" office:value="-5.46549718723363">
            <text:p>-5.46549718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627">
            <text:p>627</text:p>
          </table:table-cell>
          <table:table-cell office:value-type="float" office:value="11730">
            <text:p>11730</text:p>
          </table:table-cell>
          <table:table-cell office:value-type="float" office:value="23699">
            <text:p>23699</text:p>
          </table:table-cell>
          <table:table-cell office:value-type="float" office:value="47472">
            <text:p>47472</text:p>
          </table:table-cell>
          <table:table-cell office:value-type="float" office:value="-1448.25">
            <text:p>-1448.25</text:p>
          </table:table-cell>
          <table:table-cell office:value-type="float" office:value="-2227">
            <text:p>-2227</text:p>
          </table:table-cell>
          <table:table-cell office:value-type="float" office:value="-707.25">
            <text:p>-707.25</text:p>
          </table:table-cell>
          <table:table-cell office:value-type="float" office:value="-0.12346547314578">
            <text:p>-0.1234654731</text:p>
          </table:table-cell>
          <table:table-cell office:value-type="float" office:value="-0.09397020971349">
            <text:p>-0.0939702097</text:p>
          </table:table-cell>
          <table:table-cell office:value-type="float" office:value="-0.0148982558139535">
            <text:p>-0.0148982558</text:p>
          </table:table-cell>
          <table:table-cell office:value-type="float" office:value="0.597748541185628">
            <text:p>0.5977485412</text:p>
          </table:table-cell>
          <table:table-cell office:value-type="float" office:value="0.688411850617436">
            <text:p>0.6884118506</text:p>
          </table:table-cell>
          <table:table-cell office:value-type="float" office:value="0.948291142382707">
            <text:p>0.9482911424</text:p>
          </table:table-cell>
          <table:table-cell office:value-type="float" office:value="-5.25991405691526">
            <text:p>-5.2599140569</text:p>
          </table:table-cell>
          <table:table-cell office:value-type="float" office:value="-7.02397101592201">
            <text:p>-7.0239710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3635">
            <text:p>13635</text:p>
          </table:table-cell>
          <table:table-cell office:value-type="float" office:value="24390">
            <text:p>24390</text:p>
          </table:table-cell>
          <table:table-cell office:value-type="float" office:value="45172">
            <text:p>45172</text:p>
          </table:table-cell>
          <table:table-cell office:value-type="float" office:value="-1130.875">
            <text:p>-1130.875</text:p>
          </table:table-cell>
          <table:table-cell office:value-type="float" office:value="324">
            <text:p>324</text:p>
          </table:table-cell>
          <table:table-cell office:value-type="float" office:value="698.625">
            <text:p>698.625</text:p>
          </table:table-cell>
          <table:table-cell office:value-type="float" office:value="-0.0829391272460579">
            <text:p>-0.0829391272</text:p>
          </table:table-cell>
          <table:table-cell office:value-type="float" office:value="0.0132841328413284">
            <text:p>0.0132841328</text:p>
          </table:table-cell>
          <table:table-cell office:value-type="float" office:value="0.0154658859470468">
            <text:p>0.0154658859</text:p>
          </table:table-cell>
          <table:table-cell office:value-type="float" office:value="0.723195696342339">
            <text:p>0.7231956963</text:p>
          </table:table-cell>
          <table:table-cell office:value-type="float" office:value="1.04684034258793">
            <text:p>1.0468403426</text:p>
          </table:table-cell>
          <table:table-cell office:value-type="float" office:value="1.05459942032579">
            <text:p>1.0545994203</text:p>
          </table:table-cell>
          <table:table-cell office:value-type="float" office:value="-8.00572604497108">
            <text:p>-8.005726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4820">
            <text:p>14820</text:p>
          </table:table-cell>
          <table:table-cell office:value-type="float" office:value="26039">
            <text:p>26039</text:p>
          </table:table-cell>
          <table:table-cell office:value-type="float" office:value="46560">
            <text:p>46560</text:p>
          </table:table-cell>
          <table:table-cell office:value-type="float" office:value="-1007.75">
            <text:p>-1007.75</text:p>
          </table:table-cell>
          <table:table-cell office:value-type="float" office:value="417.625">
            <text:p>417.625</text:p>
          </table:table-cell>
          <table:table-cell office:value-type="float" office:value="381">
            <text:p>381</text:p>
          </table:table-cell>
          <table:table-cell office:value-type="float" office:value="-0.0679993252361673">
            <text:p>-0.0679993252</text:p>
          </table:table-cell>
          <table:table-cell office:value-type="float" office:value="0.0160384423364953">
            <text:p>0.0160384423</text:p>
          </table:table-cell>
          <table:table-cell office:value-type="float" office:value="0.00818298969072165">
            <text:p>0.0081829897</text:p>
          </table:table-cell>
          <table:table-cell office:value-type="float" office:value="0.77106522180926">
            <text:p>0.7710652218</text:p>
          </table:table-cell>
          <table:table-cell office:value-type="float" office:value="1.05663872217759">
            <text:p>1.0566387222</text:p>
          </table:table-cell>
          <table:table-cell office:value-type="float" office:value="1.02877170810527">
            <text:p>1.0287717081</text:p>
          </table:table-cell>
          <table:table-cell office:value-type="float" office:value="-9.84280106675172">
            <text:p>-9.84280106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4250">
            <text:p>14250</text:p>
          </table:table-cell>
          <table:table-cell office:value-type="float" office:value="24640">
            <text:p>24640</text:p>
          </table:table-cell>
          <table:table-cell office:value-type="float" office:value="47880">
            <text:p>47880</text:p>
          </table:table-cell>
          <table:table-cell office:value-type="float" office:value="-348.75">
            <text:p>-348.75</text:p>
          </table:table-cell>
          <table:table-cell office:value-type="float" office:value="-182">
            <text:p>-182</text:p>
          </table:table-cell>
          <table:table-cell office:value-type="float" office:value="141">
            <text:p>141</text:p>
          </table:table-cell>
          <table:table-cell office:value-type="float" office:value="-0.0244736842105263">
            <text:p>-0.0244736842</text:p>
          </table:table-cell>
          <table:table-cell office:value-type="float" office:value="-0.00738636363636364">
            <text:p>-0.0073863636</text:p>
          </table:table-cell>
          <table:table-cell office:value-type="float" office:value="0.00294486215538847">
            <text:p>0.0029448622</text:p>
          </table:table-cell>
          <table:table-cell office:value-type="float" office:value="0.915516069252078">
            <text:p>0.9155160693</text:p>
          </table:table-cell>
          <table:table-cell office:value-type="float" office:value="0.974254661673554">
            <text:p>0.9742546617</text:p>
          </table:table-cell>
          <table:table-cell office:value-type="float" office:value="1.01032401508156">
            <text:p>1.0103240151</text:p>
          </table:table-cell>
          <table:table-cell office:value-type="float" office:value="-27.9741380443162">
            <text:p>-27.97413804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3740">
            <text:p>13740</text:p>
          </table:table-cell>
          <table:table-cell office:value-type="float" office:value="23720">
            <text:p>23720</text:p>
          </table:table-cell>
          <table:table-cell office:value-type="float" office:value="47136">
            <text:p>47136</text:p>
          </table:table-cell>
          <table:table-cell office:value-type="float" office:value="11.25">
            <text:p>11.25</text:p>
          </table:table-cell>
          <table:table-cell office:value-type="float" office:value="-160">
            <text:p>-160</text:p>
          </table:table-cell>
          <table:table-cell office:value-type="float" office:value="729">
            <text:p>729</text:p>
          </table:table-cell>
          <table:table-cell office:value-type="float" office:value="0.000818777292576419">
            <text:p>0.0008187773</text:p>
          </table:table-cell>
          <table:table-cell office:value-type="float" office:value="-0.00674536256323777">
            <text:p>-0.0067453626</text:p>
          </table:table-cell>
          <table:table-cell office:value-type="float" office:value="0.0154658859470468">
            <text:p>0.0154658859</text:p>
          </table:table-cell>
          <table:table-cell office:value-type="float" office:value="1.00286703450068">
            <text:p>1.0028670345</text:p>
          </table:table-cell>
          <table:table-cell office:value-type="float" office:value="0.976480410864242">
            <text:p>0.9764804109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2885">
            <text:p>12885</text:p>
          </table:table-cell>
          <table:table-cell office:value-type="float" office:value="25259">
            <text:p>25259</text:p>
          </table:table-cell>
          <table:table-cell office:value-type="float" office:value="48072">
            <text:p>48072</text:p>
          </table:table-cell>
          <table:table-cell office:value-type="float" office:value="-178.125">
            <text:p>-178.125</text:p>
          </table:table-cell>
          <table:table-cell office:value-type="float" office:value="-156">
            <text:p>-156</text:p>
          </table:table-cell>
          <table:table-cell office:value-type="float" office:value="771">
            <text:p>771</text:p>
          </table:table-cell>
          <table:table-cell office:value-type="float" office:value="-0.0138242142025611">
            <text:p>-0.0138242142</text:p>
          </table:table-cell>
          <table:table-cell office:value-type="float" office:value="-0.00617601646937725">
            <text:p>-0.0061760165</text:p>
          </table:table-cell>
          <table:table-cell office:value-type="float" office:value="0.0160384423364953">
            <text:p>0.0160384423</text:p>
          </table:table-cell>
          <table:table-cell office:value-type="float" office:value="0.95198982373174">
            <text:p>0.9519898237</text:p>
          </table:table-cell>
          <table:table-cell office:value-type="float" office:value="0.978458702988863">
            <text:p>0.978458703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0500">
            <text:p>10500</text:p>
          </table:table-cell>
          <table:table-cell office:value-type="float" office:value="23140">
            <text:p>23140</text:p>
          </table:table-cell>
          <table:table-cell office:value-type="float" office:value="47265">
            <text:p>47265</text:p>
          </table:table-cell>
          <table:table-cell office:value-type="float" office:value="-230.625">
            <text:p>-230.625</text:p>
          </table:table-cell>
          <table:table-cell office:value-type="float" office:value="-242.125">
            <text:p>-242.125</text:p>
          </table:table-cell>
          <table:table-cell office:value-type="float" office:value="-641.125">
            <text:p>-641.125</text:p>
          </table:table-cell>
          <table:table-cell office:value-type="float" office:value="-0.0219642857142857">
            <text:p>-0.0219642857</text:p>
          </table:table-cell>
          <table:table-cell office:value-type="float" office:value="-0.0104634831460674">
            <text:p>-0.0104634831</text:p>
          </table:table-cell>
          <table:table-cell office:value-type="float" office:value="-0.0135644768856448">
            <text:p>-0.0135644769</text:p>
          </table:table-cell>
          <table:table-cell office:value-type="float" office:value="0.9240705625">
            <text:p>0.9240705625</text:p>
          </table:table-cell>
          <table:table-cell office:value-type="float" office:value="0.963592398568678">
            <text:p>0.9635923986</text:p>
          </table:table-cell>
          <table:table-cell office:value-type="float" office:value="0.952884961165279">
            <text:p>0.9528849612</text:p>
          </table:table-cell>
          <table:table-cell office:value-type="float" office:value="-31.2100639885482">
            <text:p>-31.21006398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0410">
            <text:p>10410</text:p>
          </table:table-cell>
          <table:table-cell office:value-type="float" office:value="22800">
            <text:p>22800</text:p>
          </table:table-cell>
          <table:table-cell office:value-type="float" office:value="46598">
            <text:p>46598</text:p>
          </table:table-cell>
          <table:table-cell office:value-type="float" office:value="-268">
            <text:p>-268</text:p>
          </table:table-cell>
          <table:table-cell office:value-type="float" office:value="-558">
            <text:p>-558</text:p>
          </table:table-cell>
          <table:table-cell office:value-type="float" office:value="-405.375">
            <text:p>-405.375</text:p>
          </table:table-cell>
          <table:table-cell office:value-type="float" office:value="-0.0257444764649376">
            <text:p>-0.0257444765</text:p>
          </table:table-cell>
          <table:table-cell office:value-type="float" office:value="-0.0244736842105263">
            <text:p>-0.0244736842</text:p>
          </table:table-cell>
          <table:table-cell office:value-type="float" office:value="-0.00869940769990128">
            <text:p>-0.0086994077</text:p>
          </table:table-cell>
          <table:table-cell office:value-type="float" office:value="0.911193377386888">
            <text:p>0.9111933774</text:p>
          </table:table-cell>
          <table:table-cell office:value-type="float" office:value="0.915516069252078">
            <text:p>0.9155160693</text:p>
          </table:table-cell>
          <table:table-cell office:value-type="float" office:value="0.969700405251231">
            <text:p>0.9697004053</text:p>
          </table:table-cell>
          <table:table-cell office:value-type="float" office:value="-26.5760323893547">
            <text:p>-26.5760323894</text:p>
          </table:table-cell>
          <table:table-cell office:value-type="float" office:value="-27.9741380443162">
            <text:p>-27.9741380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1820">
            <text:p>11820</text:p>
          </table:table-cell>
          <table:table-cell office:value-type="float" office:value="24048">
            <text:p>24048</text:p>
          </table:table-cell>
          <table:table-cell office:value-type="float" office:value="47136">
            <text:p>47136</text:p>
          </table:table-cell>
          <table:table-cell office:value-type="float" office:value="-151.25">
            <text:p>-151.25</text:p>
          </table:table-cell>
          <table:table-cell office:value-type="float" office:value="45">
            <text:p>45</text:p>
          </table:table-cell>
          <table:table-cell office:value-type="float" office:value="-63">
            <text:p>-63</text:p>
          </table:table-cell>
          <table:table-cell office:value-type="float" office:value="-0.0127961082910321">
            <text:p>-0.0127961083</text:p>
          </table:table-cell>
          <table:table-cell office:value-type="float" office:value="0.00187125748502994">
            <text:p>0.0018712575</text:p>
          </table:table-cell>
          <table:table-cell office:value-type="float" office:value="-0.00133655804480652">
            <text:p>-0.001336558</text:p>
          </table:table-cell>
          <table:table-cell office:value-type="float" office:value="0.955534552140683">
            <text:p>0.9555345521</text:p>
          </table:table-cell>
          <table:table-cell office:value-type="float" office:value="1.00655626434257">
            <text:p>1.0065562643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2210">
            <text:p>12210</text:p>
          </table:table-cell>
          <table:table-cell office:value-type="float" office:value="24284">
            <text:p>24284</text:p>
          </table:table-cell>
          <table:table-cell office:value-type="float" office:value="49320">
            <text:p>49320</text:p>
          </table:table-cell>
          <table:table-cell office:value-type="float" office:value="-160">
            <text:p>-160</text:p>
          </table:table-cell>
          <table:table-cell office:value-type="float" office:value="-290.375">
            <text:p>-290.375</text:p>
          </table:table-cell>
          <table:table-cell office:value-type="float" office:value="-669">
            <text:p>-669</text:p>
          </table:table-cell>
          <table:table-cell office:value-type="float" office:value="-0.0131040131040131">
            <text:p>-0.0131040131</text:p>
          </table:table-cell>
          <table:table-cell office:value-type="float" office:value="-0.011957461703179">
            <text:p>-0.0119574617</text:p>
          </table:table-cell>
          <table:table-cell office:value-type="float" office:value="-0.0135644768856448">
            <text:p>-0.0135644769</text:p>
          </table:table-cell>
          <table:table-cell office:value-type="float" office:value="0.954472515848437">
            <text:p>0.9544725158</text:p>
          </table:table-cell>
          <table:table-cell office:value-type="float" office:value="0.958429126584024">
            <text:p>0.9584291266</text:p>
          </table:table-cell>
          <table:table-cell office:value-type="float" office:value="0.952884961165279">
            <text:p>0.9528849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2878">
            <text:p>22878</text:p>
          </table:table-cell>
          <table:table-cell office:value-type="float" office:value="48624">
            <text:p>48624</text:p>
          </table:table-cell>
          <table:table-cell office:value-type="float" office:value="-276.75">
            <text:p>-276.75</text:p>
          </table:table-cell>
          <table:table-cell office:value-type="float" office:value="195.375">
            <text:p>195.375</text:p>
          </table:table-cell>
          <table:table-cell office:value-type="float" office:value="-423">
            <text:p>-423</text:p>
          </table:table-cell>
          <table:table-cell office:value-type="float" office:value="-0.0219642857142857">
            <text:p>-0.0219642857</text:p>
          </table:table-cell>
          <table:table-cell office:value-type="float" office:value="0.0085398636244427">
            <text:p>0.0085398636</text:p>
          </table:table-cell>
          <table:table-cell office:value-type="float" office:value="-0.00869940769990128">
            <text:p>-0.0086994077</text:p>
          </table:table-cell>
          <table:table-cell office:value-type="float" office:value="0.9240705625">
            <text:p>0.9240705625</text:p>
          </table:table-cell>
          <table:table-cell office:value-type="float" office:value="1.03003246405617">
            <text:p>1.0300324641</text:p>
          </table:table-cell>
          <table:table-cell office:value-type="float" office:value="0.969700405251231">
            <text:p>0.9697004053</text:p>
          </table:table-cell>
          <table:table-cell office:value-type="float" office:value="-31.2100639885482">
            <text:p>-31.21006398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2106">
            <text:p>12106</text:p>
          </table:table-cell>
          <table:table-cell office:value-type="float" office:value="22208">
            <text:p>22208</text:p>
          </table:table-cell>
          <table:table-cell office:value-type="float" office:value="47952">
            <text:p>47952</text:p>
          </table:table-cell>
          <table:table-cell office:value-type="float" office:value="66.375">
            <text:p>66.375</text:p>
          </table:table-cell>
          <table:table-cell office:value-type="float" office:value="-133.875">
            <text:p>-133.875</text:p>
          </table:table-cell>
          <table:table-cell office:value-type="float" office:value="87">
            <text:p>87</text:p>
          </table:table-cell>
          <table:table-cell office:value-type="float" office:value="0.00548281843713861">
            <text:p>0.0054828184</text:p>
          </table:table-cell>
          <table:table-cell office:value-type="float" office:value="-0.00602823306916427">
            <text:p>-0.0060282331</text:p>
          </table:table-cell>
          <table:table-cell office:value-type="float" office:value="0.00181431431431431">
            <text:p>0.0018143143</text:p>
          </table:table-cell>
          <table:table-cell office:value-type="float" office:value="1.01924878467409">
            <text:p>1.0192487847</text:p>
          </table:table-cell>
          <table:table-cell office:value-type="float" office:value="0.97897240986204">
            <text:p>0.9789724099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2530">
            <text:p>12530</text:p>
          </table:table-cell>
          <table:table-cell office:value-type="float" office:value="23193">
            <text:p>23193</text:p>
          </table:table-cell>
          <table:table-cell office:value-type="float" office:value="46632">
            <text:p>46632</text:p>
          </table:table-cell>
          <table:table-cell office:value-type="float" office:value="-158.75">
            <text:p>-158.75</text:p>
          </table:table-cell>
          <table:table-cell office:value-type="float" office:value="-320.625">
            <text:p>-320.625</text:p>
          </table:table-cell>
          <table:table-cell office:value-type="float" office:value="-288">
            <text:p>-288</text:p>
          </table:table-cell>
          <table:table-cell office:value-type="float" office:value="-0.0126695929768555">
            <text:p>-0.012669593</text:p>
          </table:table-cell>
          <table:table-cell office:value-type="float" office:value="-0.0138242142025611">
            <text:p>-0.0138242142</text:p>
          </table:table-cell>
          <table:table-cell office:value-type="float" office:value="-0.00617601646937725">
            <text:p>-0.0061760165</text:p>
          </table:table-cell>
          <table:table-cell office:value-type="float" office:value="0.955971041009956">
            <text:p>0.955971041</text:p>
          </table:table-cell>
          <table:table-cell office:value-type="float" office:value="0.95198982373174">
            <text:p>0.9519898237</text:p>
          </table:table-cell>
          <table:table-cell office:value-type="float" office:value="0.978458702988863">
            <text:p>0.9784587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1605">
            <text:p>11605</text:p>
          </table:table-cell>
          <table:table-cell office:value-type="float" office:value="22068">
            <text:p>22068</text:p>
          </table:table-cell>
          <table:table-cell office:value-type="float" office:value="42964">
            <text:p>42964</text:p>
          </table:table-cell>
          <table:table-cell office:value-type="float" office:value="-369.75">
            <text:p>-369.75</text:p>
          </table:table-cell>
          <table:table-cell office:value-type="float" office:value="-269.25">
            <text:p>-269.25</text:p>
          </table:table-cell>
          <table:table-cell office:value-type="float" office:value="-504.75">
            <text:p>-504.75</text:p>
          </table:table-cell>
          <table:table-cell office:value-type="float" office:value="-0.0318612666953899">
            <text:p>-0.0318612667</text:p>
          </table:table-cell>
          <table:table-cell office:value-type="float" office:value="-0.0122009244154432">
            <text:p>-0.0122009244</text:p>
          </table:table-cell>
          <table:table-cell office:value-type="float" office:value="-0.0117482078018806">
            <text:p>-0.0117482078</text:p>
          </table:table-cell>
          <table:table-cell office:value-type="float" office:value="0.890475241584387">
            <text:p>0.8904752416</text:p>
          </table:table-cell>
          <table:table-cell office:value-type="float" office:value="0.957588535156868">
            <text:p>0.9575885352</text:p>
          </table:table-cell>
          <table:table-cell office:value-type="float" office:value="0.959151792651068">
            <text:p>0.9591517927</text:p>
          </table:table-cell>
          <table:table-cell office:value-type="float" office:value="-21.4067231939957">
            <text:p>-21.406723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2090">
            <text:p>12090</text:p>
          </table:table-cell>
          <table:table-cell office:value-type="float" office:value="22300">
            <text:p>22300</text:p>
          </table:table-cell>
          <table:table-cell office:value-type="float" office:value="43838">
            <text:p>43838</text:p>
          </table:table-cell>
          <table:table-cell office:value-type="float" office:value="-486.625">
            <text:p>-486.625</text:p>
          </table:table-cell>
          <table:table-cell office:value-type="float" office:value="-365.5">
            <text:p>-365.5</text:p>
          </table:table-cell>
          <table:table-cell office:value-type="float" office:value="-129.5">
            <text:p>-129.5</text:p>
          </table:table-cell>
          <table:table-cell office:value-type="float" office:value="-0.0402502067824648">
            <text:p>-0.0402502068</text:p>
          </table:table-cell>
          <table:table-cell office:value-type="float" office:value="-0.016390134529148">
            <text:p>-0.0163901345</text:p>
          </table:table-cell>
          <table:table-cell office:value-type="float" office:value="-0.00295405812308956">
            <text:p>-0.0029540581</text:p>
          </table:table-cell>
          <table:table-cell office:value-type="float" office:value="0.862299631387594">
            <text:p>0.8622996314</text:p>
          </table:table-cell>
          <table:table-cell office:value-type="float" office:value="0.943161056707354">
            <text:p>0.9431610567</text:p>
          </table:table-cell>
          <table:table-cell office:value-type="float" office:value="0.9896779004296">
            <text:p>0.9896779004</text:p>
          </table:table-cell>
          <table:table-cell office:value-type="float" office:value="-16.8720129413023">
            <text:p>-16.87201294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4">
            <text:p>4</text:p>
          </table:table-cell>
          <table:table-cell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1964">
            <text:p>1964</text:p>
          </table:table-cell>
          <table:table-cell office:value-type="float" office:value="10941">
            <text:p>10941</text:p>
          </table:table-cell>
          <table:table-cell office:value-type="float" office:value="22012">
            <text:p>22012</text:p>
          </table:table-cell>
          <table:table-cell office:value-type="float" office:value="48074">
            <text:p>48074</text:p>
          </table:table-cell>
          <table:table-cell office:value-type="float" office:value="-524.875">
            <text:p>-524.875</text:p>
          </table:table-cell>
          <table:table-cell office:value-type="float" office:value="128.833333333333">
            <text:p>128.8333333333</text:p>
          </table:table-cell>
          <table:table-cell office:value-type="float" office:value="-734.75">
            <text:p>-734.75</text:p>
          </table:table-cell>
          <table:table-cell office:value-type="float" office:value="-0.047973219998172">
            <text:p>-0.04797322</text:p>
          </table:table-cell>
          <table:table-cell office:value-type="float" office:value="0.00585286813253377">
            <text:p>0.0058528681</text:p>
          </table:table-cell>
          <table:table-cell office:value-type="float" office:value="-0.0152837292507384">
            <text:p>-0.0152837293</text:p>
          </table:table-cell>
          <table:table-cell office:value-type="float" office:value="0.836604532486904">
            <text:p>0.8366045325</text:p>
          </table:table-cell>
          <table:table-cell office:value-type="float" office:value="1.02055218035201">
            <text:p>1.0205521804</text:p>
          </table:table-cell>
          <table:table-cell office:value-type="float" office:value="0.946964788686843">
            <text:p>0.9469647887</text:p>
          </table:table-cell>
          <table:table-cell office:value-type="float" office:value="-14.0992142012726">
            <text:p>-14.09921420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0550">
            <text:p>10550</text:p>
          </table:table-cell>
          <table:table-cell office:value-type="float" office:value="21978">
            <text:p>21978</text:p>
          </table:table-cell>
          <table:table-cell office:value-type="float" office:value="46357">
            <text:p>46357</text:p>
          </table:table-cell>
          <table:table-cell office:value-type="float" office:value="-441.5">
            <text:p>-441.5</text:p>
          </table:table-cell>
          <table:table-cell office:value-type="float" office:value="-584.285714285714">
            <text:p>-584.2857142857</text:p>
          </table:table-cell>
          <table:table-cell office:value-type="float" office:value="-382.625">
            <text:p>-382.625</text:p>
          </table:table-cell>
          <table:table-cell office:value-type="float" office:value="-0.0418483412322275">
            <text:p>-0.0418483412</text:p>
          </table:table-cell>
          <table:table-cell office:value-type="float" office:value="-0.0265850265850266">
            <text:p>-0.0265850266</text:p>
          </table:table-cell>
          <table:table-cell office:value-type="float" office:value="-0.00825387751580128">
            <text:p>-0.0082538775</text:p>
          </table:table-cell>
          <table:table-cell office:value-type="float" office:value="0.856963321668426">
            <text:p>0.8569633217</text:p>
          </table:table-cell>
          <table:table-cell office:value-type="float" office:value="0.908337663683919">
            <text:p>0.9083376637</text:p>
          </table:table-cell>
          <table:table-cell office:value-type="float" office:value="0.971244956623025">
            <text:p>0.9712449566</text:p>
          </table:table-cell>
          <table:table-cell office:value-type="float" office:value="-16.2142703421164">
            <text:p>-16.2142703421</text:p>
          </table:table-cell>
          <table:table-cell office:value-type="float" office:value="-25.7247113905521">
            <text:p>-25.7247113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9252">
            <text:p>9252</text:p>
          </table:table-cell>
          <table:table-cell office:value-type="float" office:value="20760">
            <text:p>20760</text:p>
          </table:table-cell>
          <table:table-cell office:value-type="float" office:value="45744">
            <text:p>45744</text:p>
          </table:table-cell>
          <table:table-cell office:value-type="float" office:value="-372.428571428571">
            <text:p>-372.4285714286</text:p>
          </table:table-cell>
          <table:table-cell office:value-type="float" office:value="30">
            <text:p>30</text:p>
          </table:table-cell>
          <table:table-cell office:value-type="float" office:value="192.428571428571">
            <text:p>192.4285714286</text:p>
          </table:table-cell>
          <table:table-cell office:value-type="float" office:value="-0.0402538447285529">
            <text:p>-0.0402538447</text:p>
          </table:table-cell>
          <table:table-cell office:value-type="float" office:value="0.00144508670520231">
            <text:p>0.0014450867</text:p>
          </table:table-cell>
          <table:table-cell office:value-type="float" office:value="0.00420664068355569">
            <text:p>0.0042066407</text:p>
          </table:table-cell>
          <table:table-cell office:value-type="float" office:value="0.862287472600309">
            <text:p>0.8622874726</text:p>
          </table:table-cell>
          <table:table-cell office:value-type="float" office:value="1.00506189648836">
            <text:p>1.0050618965</text:p>
          </table:table-cell>
          <table:table-cell office:value-type="float" office:value="1.01475792621109">
            <text:p>1.0147579262</text:p>
          </table:table-cell>
          <table:table-cell office:value-type="float" office:value="-16.8704563760738">
            <text:p>-16.87045637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8745">
            <text:p>8745</text:p>
          </table:table-cell>
          <table:table-cell office:value-type="float" office:value="19993">
            <text:p>19993</text:p>
          </table:table-cell>
          <table:table-cell office:value-type="float" office:value="44478">
            <text:p>44478</text:p>
          </table:table-cell>
          <table:table-cell office:value-type="float" office:value="0">
            <text:p>0</text:p>
          </table:table-cell>
          <table:table-cell office:value-type="float" office:value="-1842.2">
            <text:p>-1842.2</text:p>
          </table:table-cell>
          <table:table-cell office:value-type="float" office:value="280.5">
            <text:p>280.5</text:p>
          </table:table-cell>
          <table:table-cell office:value-type="float" office:value="0">
            <text:p>0</text:p>
          </table:table-cell>
          <table:table-cell office:value-type="float" office:value="-0.0921422497874256">
            <text:p>-0.0921422498</text:p>
          </table:table-cell>
          <table:table-cell office:value-type="float" office:value="0.00630648860110616">
            <text:p>0.0063064886</text:p>
          </table:table-cell>
          <table:table-cell office:value-type="float" office:value="0.81">
            <text:p>0.81</text:p>
          </table:table-cell>
          <table:table-cell office:value-type="float" office:value="0.694142906367952">
            <text:p>0.6941429064</text:p>
          </table:table-cell>
          <table:table-cell office:value-type="float" office:value="1.02215066282888">
            <text:p>1.0221506628</text:p>
          </table:table-cell>
          <table:table-cell office:value-type="float" office:value="0">
            <text:p>0</text:p>
          </table:table-cell>
          <table:table-cell office:value-type="float" office:value="-7.17042066672985">
            <text:p>-7.170420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7907">
            <text:p>7907</text:p>
          </table:table-cell>
          <table:table-cell office:value-type="float" office:value="18053">
            <text:p>18053</text:p>
          </table:table-cell>
          <table:table-cell office:value-type="float" office:value="40046">
            <text:p>40046</text:p>
          </table:table-cell>
          <table:table-cell office:value-type="float" office:value="-388.6">
            <text:p>-388.6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-0.0491463260402175">
            <text:p>-0.049146326</text:p>
          </table:table-cell>
          <table:table-cell office:value-type="float" office:value="0.000476375117708968">
            <text:p>0.0004763751</text:p>
          </table:table-cell>
          <table:table-cell office:value-type="float" office:value="0">
            <text:p>0</text:p>
          </table:table-cell>
          <table:table-cell office:value-type="float" office:value="0.832721967131211">
            <text:p>0.8327219671</text:p>
          </table:table-cell>
          <table:table-cell office:value-type="float" office:value="1.00166775770116">
            <text:p>1.0016677577</text:p>
          </table:table-cell>
          <table:table-cell office:value-type="float" office:value="0.97">
            <text:p>0.97</text:p>
          </table:table-cell>
          <table:table-cell office:value-type="float" office:value="-13.754259182024">
            <text:p>-13.754259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263">
            <text:p>7263</text:p>
          </table:table-cell>
          <table:table-cell office:value-type="float" office:value="18102">
            <text:p>18102</text:p>
          </table:table-cell>
          <table:table-cell office:value-type="float" office:value="44067">
            <text:p>44067</text:p>
          </table:table-cell>
          <table:table-cell office:value-type="float" office:value="0">
            <text:p>0</text:p>
          </table:table-cell>
          <table:table-cell office:value-type="float" office:value="-780.75">
            <text:p>-780.75</text:p>
          </table:table-cell>
          <table:table-cell office:value-type="float" office:value="-191.25">
            <text:p>-191.25</text:p>
          </table:table-cell>
          <table:table-cell office:value-type="float" office:value="0">
            <text:p>0</text:p>
          </table:table-cell>
          <table:table-cell office:value-type="float" office:value="-0.0431305933046072">
            <text:p>-0.0431305933</text:p>
          </table:table-cell>
          <table:table-cell office:value-type="float" office:value="-0.00433998229968003">
            <text:p>-0.0043399823</text:p>
          </table:table-cell>
          <table:table-cell office:value-type="float" office:value="0.72">
            <text:p>0.72</text:p>
          </table:table-cell>
          <table:table-cell office:value-type="float" office:value="0.852689009668337">
            <text:p>0.8526890097</text:p>
          </table:table-cell>
          <table:table-cell office:value-type="float" office:value="0.984846979425988">
            <text:p>0.9848469794</text:p>
          </table:table-cell>
          <table:table-cell office:value-type="float" office:value="0">
            <text:p>0</text:p>
          </table:table-cell>
          <table:table-cell office:value-type="float" office:value="-15.7217735567676">
            <text:p>-15.7217735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5">
            <text:p>5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6672">
            <text:p>6672</text:p>
          </table:table-cell>
          <table:table-cell office:value-type="float" office:value="17454">
            <text:p>17454</text:p>
          </table:table-cell>
          <table:table-cell office:value-type="float" office:value="44067">
            <text:p>44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5">
            <text:p>5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6129">
            <text:p>6129</text:p>
          </table:table-cell>
          <table:table-cell office:value-type="float" office:value="16792">
            <text:p>16792</text:p>
          </table:table-cell>
          <table:table-cell office:value-type="float" office:value="44067">
            <text:p>44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33.25">
            <text:p>233.25</text:p>
          </table:table-cell>
          <table:table-cell office:value-type="float" office:value="11626.75">
            <text:p>11626.75</text:p>
          </table:table-cell>
          <table:table-cell office:value-type="float" office:value="30648.25">
            <text:p>30648.25</text:p>
          </table:table-cell>
          <table:table-cell office:value-type="float" office:value="22.74">
            <text:p>22.74</text:p>
          </table:table-cell>
          <table:table-cell table:number-columns-repeated="3" office:value-type="float" office:value="5">
            <text:p>5</text:p>
          </table:table-cell>
          <table:table-cell office:value-type="float" office:value="814">
            <text:p>814</text:p>
          </table:table-cell>
          <table:table-cell office:value-type="float" office:value="1226">
            <text:p>1226</text:p>
          </table:table-cell>
          <table:table-cell office:value-type="float" office:value="1868">
            <text:p>1868</text:p>
          </table:table-cell>
          <table:table-cell office:value-type="float" office:value="5631">
            <text:p>5631</text:p>
          </table:table-cell>
          <table:table-cell office:value-type="float" office:value="16173">
            <text:p>16173</text:p>
          </table:table-cell>
          <table:table-cell office:value-type="float" office:value="44067">
            <text:p>44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2">
            <text:p>222</text:p>
          </table:table-cell>
          <table:table-cell office:value-type="float" office:value="11586.6666666667">
            <text:p>11586.6666666667</text:p>
          </table:table-cell>
          <table:table-cell office:value-type="float" office:value="27533.3333333333">
            <text:p>27533.3333333333</text:p>
          </table:table-cell>
          <table:table-cell office:value-type="float" office:value="22.7733333333333">
            <text:p>22.77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906">
            <text:p>1906</text:p>
          </table:table-cell>
          <table:table-cell office:value-type="float" office:value="5172">
            <text:p>5172</text:p>
          </table:table-cell>
          <table:table-cell office:value-type="float" office:value="15654">
            <text:p>15654</text:p>
          </table:table-cell>
          <table:table-cell office:value-type="float" office:value="44067">
            <text:p>44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9">
            <text:p>24.9</text:p>
          </table:table-cell>
          <table:table-cell office:value-type="float" office:value="45.3">
            <text:p>45.3</text:p>
          </table:table-cell>
          <table:table-cell office:value-type="float" office:value="53.1">
            <text:p>53.1</text:p>
          </table:table-cell>
          <table:table-cell office:value-type="float" office:value="24596">
            <text:p>24596</text:p>
          </table:table-cell>
          <table:table-cell office:value-type="float" office:value="26503">
            <text:p>26503</text:p>
          </table:table-cell>
          <table:table-cell office:value-type="float" office:value="30650">
            <text:p>306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33:02.12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11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942">
                <text:p>7942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925">
                <text:p>11925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860">
                <text:p>7860</text:p>
              </table:table-cell>
              <table:table-cell office:value-type="float" office:value="10575">
                <text:p>10575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722">
                <text:p>10722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704">
                <text:p>10704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624">
                <text:p>7624</text:p>
              </table:table-cell>
              <table:table-cell office:value-type="float" office:value="11010">
                <text:p>11010</text:p>
              </table:table-cell>
              <table:table-cell office:value-type="float" office:value="15946">
                <text:p>1594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860">
                <text:p>7860</text:p>
              </table:table-cell>
              <table:table-cell office:value-type="float" office:value="10729">
                <text:p>10729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395">
                <text:p>8395</text:p>
              </table:table-cell>
              <table:table-cell office:value-type="float" office:value="11864">
                <text:p>11864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214">
                <text:p>8214</text:p>
              </table:table-cell>
              <table:table-cell office:value-type="float" office:value="12762">
                <text:p>12762</text:p>
              </table:table-cell>
              <table:table-cell office:value-type="float" office:value="18933">
                <text:p>189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15">
                <text:p>8715</text:p>
              </table:table-cell>
              <table:table-cell office:value-type="float" office:value="11895">
                <text:p>11895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93">
                <text:p>8493</text:p>
              </table:table-cell>
              <table:table-cell office:value-type="float" office:value="13130">
                <text:p>13130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395">
                <text:p>8395</text:p>
              </table:table-cell>
              <table:table-cell office:value-type="float" office:value="14164">
                <text:p>14164</text:p>
              </table:table-cell>
              <table:table-cell office:value-type="float" office:value="19660">
                <text:p>1966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4050">
                <text:p>14050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250">
                <text:p>14250</text:p>
              </table:table-cell>
              <table:table-cell office:value-type="float" office:value="24078">
                <text:p>2407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5485">
                <text:p>15485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60">
                <text:p>11360</text:p>
              </table:table-cell>
              <table:table-cell office:value-type="float" office:value="15450">
                <text:p>15450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90">
                <text:p>11090</text:p>
              </table:table-cell>
              <table:table-cell office:value-type="float" office:value="15655">
                <text:p>15655</text:p>
              </table:table-cell>
              <table:table-cell office:value-type="float" office:value="25263">
                <text:p>2526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212">
                <text:p>10212</text:p>
              </table:table-cell>
              <table:table-cell office:value-type="float" office:value="17276">
                <text:p>17276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400">
                <text:p>18400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62">
                <text:p>10762</text:p>
              </table:table-cell>
              <table:table-cell office:value-type="float" office:value="18365">
                <text:p>18365</text:p>
              </table:table-cell>
              <table:table-cell office:value-type="float" office:value="28419">
                <text:p>2841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448">
                <text:p>18448</text:p>
              </table:table-cell>
              <table:table-cell office:value-type="float" office:value="29142">
                <text:p>2914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967">
                <text:p>12967</text:p>
              </table:table-cell>
              <table:table-cell office:value-type="float" office:value="18332">
                <text:p>18332</text:p>
              </table:table-cell>
              <table:table-cell office:value-type="float" office:value="31037">
                <text:p>310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666">
                <text:p>19666</text:p>
              </table:table-cell>
              <table:table-cell office:value-type="float" office:value="31921">
                <text:p>3192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19930">
                <text:p>19930</text:p>
              </table:table-cell>
              <table:table-cell office:value-type="float" office:value="30027">
                <text:p>3002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752">
                <text:p>13752</text:p>
              </table:table-cell>
              <table:table-cell office:value-type="float" office:value="20138">
                <text:p>20138</text:p>
              </table:table-cell>
              <table:table-cell office:value-type="float" office:value="27959">
                <text:p>2795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04">
                <text:p>13804</text:p>
              </table:table-cell>
              <table:table-cell office:value-type="float" office:value="21765">
                <text:p>21765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173">
                <text:p>22173</text:p>
              </table:table-cell>
              <table:table-cell office:value-type="float" office:value="32722">
                <text:p>3272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45">
                <text:p>15145</text:p>
              </table:table-cell>
              <table:table-cell office:value-type="float" office:value="20966">
                <text:p>20966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3">
                <text:p>15573</text:p>
              </table:table-cell>
              <table:table-cell office:value-type="float" office:value="22296">
                <text:p>22296</text:p>
              </table:table-cell>
              <table:table-cell office:value-type="float" office:value="38529">
                <text:p>3852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726">
                <text:p>16726</text:p>
              </table:table-cell>
              <table:table-cell office:value-type="float" office:value="23815">
                <text:p>23815</text:p>
              </table:table-cell>
              <table:table-cell office:value-type="float" office:value="40671">
                <text:p>40671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31">
                <text:p>16731</text:p>
              </table:table-cell>
              <table:table-cell office:value-type="float" office:value="23901">
                <text:p>23901</text:p>
              </table:table-cell>
              <table:table-cell office:value-type="float" office:value="40652">
                <text:p>4065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082">
                <text:p>25082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297">
                <text:p>26297</text:p>
              </table:table-cell>
              <table:table-cell office:value-type="float" office:value="43906">
                <text:p>4390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8106">
                <text:p>28106</text:p>
              </table:table-cell>
              <table:table-cell office:value-type="float" office:value="46199">
                <text:p>4619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995">
                <text:p>28995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506">
                <text:p>30506</text:p>
              </table:table-cell>
              <table:table-cell office:value-type="float" office:value="51812">
                <text:p>5181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444">
                <text:p>31444</text:p>
              </table:table-cell>
              <table:table-cell office:value-type="float" office:value="51270">
                <text:p>5127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461">
                <text:p>32461</text:p>
              </table:table-cell>
              <table:table-cell office:value-type="float" office:value="48502">
                <text:p>4850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403">
                <text:p>34403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83">
                <text:p>35383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5464">
                <text:p>35464</text:p>
              </table:table-cell>
              <table:table-cell office:value-type="float" office:value="49767">
                <text:p>497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4360">
                <text:p>34360</text:p>
              </table:table-cell>
              <table:table-cell office:value-type="float" office:value="52450">
                <text:p>5245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403">
                <text:p>34403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899">
                <text:p>35899</text:p>
              </table:table-cell>
              <table:table-cell office:value-type="float" office:value="52424">
                <text:p>5242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976">
                <text:p>34976</text:p>
              </table:table-cell>
              <table:table-cell office:value-type="float" office:value="48757">
                <text:p>4875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362">
                <text:p>23362</text:p>
              </table:table-cell>
              <table:table-cell office:value-type="float" office:value="33040">
                <text:p>33040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698">
                <text:p>19698</text:p>
              </table:table-cell>
              <table:table-cell office:value-type="float" office:value="32921">
                <text:p>32921</text:p>
              </table:table-cell>
              <table:table-cell office:value-type="float" office:value="53208">
                <text:p>5320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613">
                <text:p>17613</text:p>
              </table:table-cell>
              <table:table-cell office:value-type="float" office:value="33115">
                <text:p>33115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195">
                <text:p>17195</text:p>
              </table:table-cell>
              <table:table-cell office:value-type="float" office:value="32535">
                <text:p>32535</text:p>
              </table:table-cell>
              <table:table-cell office:value-type="float" office:value="47357">
                <text:p>4735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9428">
                <text:p>29428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796">
                <text:p>16796</text:p>
              </table:table-cell>
              <table:table-cell office:value-type="float" office:value="29664">
                <text:p>29664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7460">
                <text:p>17460</text:p>
              </table:table-cell>
              <table:table-cell office:value-type="float" office:value="29664">
                <text:p>29664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7195">
                <text:p>17195</text:p>
              </table:table-cell>
              <table:table-cell office:value-type="float" office:value="29856">
                <text:p>29856</text:p>
              </table:table-cell>
              <table:table-cell office:value-type="float" office:value="45575">
                <text:p>4557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7292">
                <text:p>27292</text:p>
              </table:table-cell>
              <table:table-cell office:value-type="float" office:value="41786">
                <text:p>4178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796">
                <text:p>16796</text:p>
              </table:table-cell>
              <table:table-cell office:value-type="float" office:value="24894">
                <text:p>24894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3200">
                <text:p>13200</text:p>
              </table:table-cell>
              <table:table-cell office:value-type="float" office:value="24498">
                <text:p>24498</text:p>
              </table:table-cell>
              <table:table-cell office:value-type="float" office:value="46092">
                <text:p>4609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1730">
                <text:p>11730</text:p>
              </table:table-cell>
              <table:table-cell office:value-type="float" office:value="23699">
                <text:p>23699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3635">
                <text:p>13635</text:p>
              </table:table-cell>
              <table:table-cell office:value-type="float" office:value="24390">
                <text:p>24390</text:p>
              </table:table-cell>
              <table:table-cell office:value-type="float" office:value="45172">
                <text:p>4517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4820">
                <text:p>14820</text:p>
              </table:table-cell>
              <table:table-cell office:value-type="float" office:value="26039">
                <text:p>26039</text:p>
              </table:table-cell>
              <table:table-cell office:value-type="float" office:value="46560">
                <text:p>4656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250">
                <text:p>14250</text:p>
              </table:table-cell>
              <table:table-cell office:value-type="float" office:value="24640">
                <text:p>24640</text:p>
              </table:table-cell>
              <table:table-cell office:value-type="float" office:value="47880">
                <text:p>478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3740">
                <text:p>13740</text:p>
              </table:table-cell>
              <table:table-cell office:value-type="float" office:value="23720">
                <text:p>23720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2885">
                <text:p>12885</text:p>
              </table:table-cell>
              <table:table-cell office:value-type="float" office:value="25259">
                <text:p>25259</text:p>
              </table:table-cell>
              <table:table-cell office:value-type="float" office:value="48072">
                <text:p>4807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500">
                <text:p>10500</text:p>
              </table:table-cell>
              <table:table-cell office:value-type="float" office:value="23140">
                <text:p>23140</text:p>
              </table:table-cell>
              <table:table-cell office:value-type="float" office:value="47265">
                <text:p>4726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10">
                <text:p>10410</text:p>
              </table:table-cell>
              <table:table-cell office:value-type="float" office:value="22800">
                <text:p>22800</text:p>
              </table:table-cell>
              <table:table-cell office:value-type="float" office:value="46598">
                <text:p>4659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1820">
                <text:p>11820</text:p>
              </table:table-cell>
              <table:table-cell office:value-type="float" office:value="24048">
                <text:p>24048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2210">
                <text:p>12210</text:p>
              </table:table-cell>
              <table:table-cell office:value-type="float" office:value="24284">
                <text:p>24284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2878">
                <text:p>22878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106">
                <text:p>12106</text:p>
              </table:table-cell>
              <table:table-cell office:value-type="float" office:value="22208">
                <text:p>22208</text:p>
              </table:table-cell>
              <table:table-cell office:value-type="float" office:value="47952">
                <text:p>4795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2530">
                <text:p>12530</text:p>
              </table:table-cell>
              <table:table-cell office:value-type="float" office:value="23193">
                <text:p>23193</text:p>
              </table:table-cell>
              <table:table-cell office:value-type="float" office:value="46632">
                <text:p>4663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605">
                <text:p>11605</text:p>
              </table:table-cell>
              <table:table-cell office:value-type="float" office:value="22068">
                <text:p>22068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2090">
                <text:p>12090</text:p>
              </table:table-cell>
              <table:table-cell office:value-type="float" office:value="22300">
                <text:p>22300</text:p>
              </table:table-cell>
              <table:table-cell office:value-type="float" office:value="43838">
                <text:p>4383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0941">
                <text:p>10941</text:p>
              </table:table-cell>
              <table:table-cell office:value-type="float" office:value="22012">
                <text:p>22012</text:p>
              </table:table-cell>
              <table:table-cell office:value-type="float" office:value="48074">
                <text:p>48074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550">
                <text:p>10550</text:p>
              </table:table-cell>
              <table:table-cell office:value-type="float" office:value="21978">
                <text:p>21978</text:p>
              </table:table-cell>
              <table:table-cell office:value-type="float" office:value="46357">
                <text:p>4635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9252">
                <text:p>9252</text:p>
              </table:table-cell>
              <table:table-cell office:value-type="float" office:value="20760">
                <text:p>20760</text:p>
              </table:table-cell>
              <table:table-cell office:value-type="float" office:value="45744">
                <text:p>4574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8745">
                <text:p>8745</text:p>
              </table:table-cell>
              <table:table-cell office:value-type="float" office:value="19993">
                <text:p>19993</text:p>
              </table:table-cell>
              <table:table-cell office:value-type="float" office:value="44478">
                <text:p>4447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7907">
                <text:p>7907</text:p>
              </table:table-cell>
              <table:table-cell office:value-type="float" office:value="18053">
                <text:p>18053</text:p>
              </table:table-cell>
              <table:table-cell office:value-type="float" office:value="40046">
                <text:p>4004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263">
                <text:p>7263</text:p>
              </table:table-cell>
              <table:table-cell office:value-type="float" office:value="18102">
                <text:p>18102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672">
                <text:p>6672</text:p>
              </table:table-cell>
              <table:table-cell office:value-type="float" office:value="17454">
                <text:p>17454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6129">
                <text:p>6129</text:p>
              </table:table-cell>
              <table:table-cell office:value-type="float" office:value="16792">
                <text:p>16792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631">
                <text:p>5631</text:p>
              </table:table-cell>
              <table:table-cell office:value-type="float" office:value="16173">
                <text:p>16173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5172">
                <text:p>5172</text:p>
              </table:table-cell>
              <table:table-cell office:value-type="float" office:value="15654">
                <text:p>15654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626.75">
                <text:p>11626.7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586.6666666667">
                <text:p>1158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2.7733333333333">
                <text:p>22.7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521950064783">
                <text:p>1.052195006478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3691733816206">
                <text:p>1.1369173381620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786972344968">
                <text:p>1.1478697234496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951501305915">
                <text:p>1.0495150130591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572583507706">
                <text:p>1.0657258350770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697296494729">
                <text:p>1.1269729649472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633103819291">
                <text:p>1.1063310381929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3394967490259">
                <text:p>1.033949674902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229033917522">
                <text:p>1.052290339175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1123733260647">
                <text:p>1.1112373326064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251960710433">
                <text:p>1.1325196071043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6009552989451">
                <text:p>1.1600955298945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421738199446">
                <text:p>1.142173819944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375602109398">
                <text:p>1.1337560210939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964666667714">
                <text:p>1.1396466666771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640450869878">
                <text:p>1.0964045086987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1331541666886">
                <text:p>1.2133154166688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26461343816">
                <text:p>1.1872646134381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56413834733">
                <text:p>1.105641383473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728155519465">
                <text:p>1.1272815551946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25627528505">
                <text:p>1.072562752850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701747571637">
                <text:p>1.1270174757163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221342965715">
                <text:p>1.0522134296571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746230578109">
                <text:p>1.1574623057810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614407065579">
                <text:p>1.0761440706557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83582346777">
                <text:p>1.082835823467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028703097716">
                <text:p>1.0902870309771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721395635347">
                <text:p>1.187213956353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139400925405">
                <text:p>1.1713940092540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653197833092">
                <text:p>1.1265319783309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888780806053">
                <text:p>1.1688878080605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640626095281">
                <text:p>1.1564062609528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974999949316">
                <text:p>1.159749999493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183010433725">
                <text:p>1.0718301043372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232990155835">
                <text:p>1.1723299015583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605329282334">
                <text:p>1.1260532928233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437197468739">
                <text:p>1.0743719746873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053073527886">
                <text:p>1.0705307352788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037096286284">
                <text:p>1.000370962862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145265590675">
                <text:p>1.0514526559067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94577701426">
                <text:p>1.054945777014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053073527886">
                <text:p>1.0705307352788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851804911976164">
                <text:p>0.85180491197616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28561218218649">
                <text:p>0.92856121821864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4647088211">
                <text:p>1.04464708821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871382759675523">
                <text:p>0.871382759675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99524420913499">
                <text:p>0.99952442091349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854251127542919">
                <text:p>0.85425112754291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771994843931485">
                <text:p>0.77199484393148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9174192205852">
                <text:p>0.99917419220585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775648007845894">
                <text:p>0.77564800784589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26808644317056">
                <text:p>0.82680864431705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750173038847857">
                <text:p>0.75017303884785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263222516834">
                <text:p>1.0526322251683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0546950994185">
                <text:p>1.005469509941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688411850617436">
                <text:p>0.68841185061743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684034258793">
                <text:p>1.0468403425879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74254661673554">
                <text:p>0.97425466167355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76480410864242">
                <text:p>0.97648041086424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8458702988863">
                <text:p>0.97845870298886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63592398568678">
                <text:p>0.96359239856867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15516069252078">
                <text:p>0.91551606925207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655626434257">
                <text:p>1.0065562643425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58429126584024">
                <text:p>0.95842912658402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3003246405617">
                <text:p>1.0300324640561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7897240986204">
                <text:p>0.9789724098620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5198982373174">
                <text:p>0.9519898237317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57588535156868">
                <text:p>0.95758853515686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3161056707354">
                <text:p>0.94316105670735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2055218035201">
                <text:p>1.0205521803520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08337663683919">
                <text:p>0.90833766368391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0506189648836">
                <text:p>1.0050618964883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694142906367952">
                <text:p>0.694142906367952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0166775770116">
                <text:p>1.0016677577011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52689009668337">
                <text:p>0.85268900966833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30648.25">
                <text:p>30648.2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7533.3333333333">
                <text:p>2753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